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F0000000DE8ED92C92518FA8B.gif" manifest:media-type="image/gif"/>
  <manifest:file-entry manifest:full-path="Pictures/100002000000000F0000000DB270C69068C52F78.gif" manifest:media-type="image/gif"/>
  <manifest:file-entry manifest:full-path="Pictures/100002000000000F0000000DE839985E784CBE52.gif" manifest:media-type="image/gif"/>
  <manifest:file-entry manifest:full-path="Pictures/100002000000000F0000000D781CCC10A9D61961.gif" manifest:media-type="image/gi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5111in" fo:margin-left="-0.0889in" fo:margin-top="0in" fo:margin-bottom="0in" table:align="left"/>
    </style:style>
    <style:style style:name="Table1.A" style:family="table-column">
      <style:table-column-properties style:column-width="2.1535in"/>
    </style:style>
    <style:style style:name="Table1.B" style:family="table-column">
      <style:table-column-properties style:column-width="4.3569in"/>
    </style:style>
    <style:style style:name="Table1.1" style:family="table-row">
      <style:table-row-properties fo:keep-together="auto"/>
    </style:style>
    <style:style style:name="Table1.A1" style:family="table-cell">
      <style:table-cell-properties style:vertical-align="middle" fo:padding-left="0.0785in" fo:padding-right="0.075in" fo:padding-top="0in" fo:padding-bottom="0in" fo:border="0.5pt solid #808080"/>
    </style:style>
    <style:style style:name="Table2" style:family="table">
      <style:table-properties style:width="6.6931in" fo:margin-left="-0.0375in" fo:margin-top="0in" fo:margin-bottom="0in" table:align="left"/>
    </style:style>
    <style:style style:name="Table2.A" style:family="table-column">
      <style:table-column-properties style:column-width="1.6729in"/>
    </style:style>
    <style:style style:name="Table2.C" style:family="table-column">
      <style:table-column-properties style:column-width="1.6736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808080" fo:border-right="none" fo:border-top="0.5pt solid #808080" fo:border-bottom="0.5pt solid #808080"/>
    </style:style>
    <style:style style:name="Table2.D1" style:family="table-cell">
      <style:table-cell-properties fo:padding-left="0.0785in" fo:padding-right="0.075in" fo:padding-top="0in" fo:padding-bottom="0in" fo:border="0.5pt solid #808080"/>
    </style:style>
    <style:style style:name="Table3" style:family="table">
      <style:table-properties style:width="6.5111in" fo:margin-left="-0.0889in" fo:margin-top="0in" fo:margin-bottom="0in" table:align="left"/>
    </style:style>
    <style:style style:name="Table3.A" style:family="table-column">
      <style:table-column-properties style:column-width="2.1535in"/>
    </style:style>
    <style:style style:name="Table3.B" style:family="table-column">
      <style:table-column-properties style:column-width="4.3569in"/>
    </style:style>
    <style:style style:name="Table3.1" style:family="table-row">
      <style:table-row-properties fo:keep-together="auto"/>
    </style:style>
    <style:style style:name="Table3.A1" style:family="table-cell">
      <style:table-cell-properties style:vertical-align="middle" fo:padding-left="0.0785in" fo:padding-right="0.075in" fo:padding-top="0in" fo:padding-bottom="0in" fo:border="0.5pt solid #808080"/>
    </style:style>
    <style:style style:name="Table4" style:family="table">
      <style:table-properties style:width="6.6931in" fo:margin-left="-0.0375in" fo:margin-top="0in" fo:margin-bottom="0in" table:align="left"/>
    </style:style>
    <style:style style:name="Table4.A" style:family="table-column">
      <style:table-column-properties style:column-width="1.9674in"/>
    </style:style>
    <style:style style:name="Table4.B" style:family="table-column">
      <style:table-column-properties style:column-width="1.9694in"/>
    </style:style>
    <style:style style:name="Table4.C" style:family="table-column">
      <style:table-column-properties style:column-width="2.7563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808080" fo:border-right="none" fo:border-top="0.5pt solid #808080" fo:border-bottom="0.5pt solid #808080"/>
    </style:style>
    <style:style style:name="Table4.C1" style:family="table-cell">
      <style:table-cell-properties fo:padding-left="0.0785in" fo:padding-right="0.075in" fo:padding-top="0in" fo:padding-bottom="0in" fo:border="0.5pt solid #808080"/>
    </style:style>
    <style:style style:name="Table5" style:family="table">
      <style:table-properties style:width="6.6931in" fo:margin-left="-0.0375in" fo:margin-top="0in" fo:margin-bottom="0in" table:align="left"/>
    </style:style>
    <style:style style:name="Table5.A" style:family="table-column">
      <style:table-column-properties style:column-width="1.6729in"/>
    </style:style>
    <style:style style:name="Table5.C" style:family="table-column">
      <style:table-column-properties style:column-width="1.6736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808080" fo:border-right="none" fo:border-top="0.5pt solid #808080" fo:border-bottom="0.5pt solid #808080"/>
    </style:style>
    <style:style style:name="Table5.D1" style:family="table-cell">
      <style:table-cell-properties fo:padding-left="0.0785in" fo:padding-right="0.075in" fo:padding-top="0in" fo:padding-bottom="0in" fo:border="0.5pt solid #808080"/>
    </style:style>
    <style:style style:name="Table6" style:family="table">
      <style:table-properties style:width="6.6931in" fo:margin-left="-0.0375in" fo:margin-top="0in" fo:margin-bottom="0in" table:align="left"/>
    </style:style>
    <style:style style:name="Table6.A" style:family="table-column">
      <style:table-column-properties style:column-width="1.6729in"/>
    </style:style>
    <style:style style:name="Table6.C" style:family="table-column">
      <style:table-column-properties style:column-width="1.6736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808080" fo:border-right="none" fo:border-top="0.5pt solid #808080" fo:border-bottom="0.5pt solid #808080"/>
    </style:style>
    <style:style style:name="Table6.D1" style:family="table-cell">
      <style:table-cell-properties fo:padding-left="0.0785in" fo:padding-right="0.075in" fo:padding-top="0in" fo:padding-bottom="0in" fo:border="0.5pt solid #808080"/>
    </style:style>
    <style:style style:name="P1" style:family="paragraph" style:parent-style-name="Standard">
      <style:text-properties style:font-name="Times New Roman" fo:font-size="12pt" fo:font-style="normal" fo:font-weight="normal" style:font-name-asian="Times New Roman1" style:font-size-asian="12pt" style:font-style-asian="normal" style:font-weight-asian="normal" style:font-name-complex="Times New Roman1" style:font-size-complex="12pt"/>
    </style:style>
    <style:style style:name="P2"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keep-with-next="auto"/>
    </style:style>
    <style:style style:name="P3"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keep-with-next="auto"/>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4"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keep-with-next="auto"/>
      <style:text-properties fo:font-variant="normal" fo:text-transform="none" fo:color="#000000" style:text-line-through-style="none" style:text-line-through-type="none" style:text-position="0% 100%" style:font-name="Times New Roman" fo:font-size="12pt" fo:font-style="italic" style:text-underline-style="none" fo:font-weight="bold" style:font-name-asian="Times New Roman1" style:font-size-asian="12pt" style:font-style-asian="italic" style:font-weight-asian="bold" style:font-name-complex="Times New Roman1" style:font-size-complex="12pt"/>
    </style:style>
    <style:style style:name="P5"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6" style:family="paragraph" style:parent-style-name="Standard">
      <style:paragraph-properties fo:margin-left="0in" fo:margin-right="0in" fo:margin-top="0in" fo:margin-bottom="0.0972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7" style:family="paragraph" style:parent-style-name="Standard">
      <style:paragraph-properties fo:margin-left="0in" fo:margin-right="0in" fo:margin-top="0in" fo:margin-bottom="0.0972in" loext:contextual-spacing="false" fo:line-height="115%" fo:text-align="start" style:justify-single-word="false" fo:orphans="2" fo:widows="2" fo:text-indent="0in" style:auto-text-indent="false" fo:break-before="auto" fo:break-after="auto"/>
      <style:text-properties style:font-name="Times New Roman" style:font-name-asian="Times New Roman1" style:font-name-complex="Times New Roman1"/>
    </style:style>
    <style:style style:name="P8" style:family="paragraph" style:parent-style-name="Standard">
      <style:paragraph-properties fo:margin-left="0in" fo:margin-right="0in" fo:margin-top="0in" fo:margin-bottom="0.0972in" loext:contextual-spacing="false" fo:line-height="115%" fo:text-align="start" style:justify-single-word="false" fo:orphans="2" fo:widows="2" fo:text-indent="0in" style:auto-text-indent="false" fo:break-before="auto" fo:break-after="auto"/>
    </style:style>
    <style:style style:name="P9" style:family="paragraph" style:parent-style-name="Standard">
      <style:paragraph-properties fo:margin-left="0in" fo:margin-right="0in" fo:margin-top="0in" fo:margin-bottom="0.0972in" loext:contextual-spacing="false" fo:line-height="115%" fo:text-align="center" style:justify-single-word="false" fo:orphans="2" fo:widows="2" fo:text-indent="0in" style:auto-text-indent="false"/>
    </style:style>
    <style:style style:name="P10" style:family="paragraph" style:parent-style-name="Standard">
      <style:paragraph-properties fo:margin-left="0in" fo:margin-right="0in" fo:margin-top="0in" fo:margin-bottom="0.0972in" loext:contextual-spacing="false" fo:line-height="115%" fo:text-align="start" style:justify-single-word="false" fo:orphans="2" fo:widows="2" fo:text-indent="0in" style:auto-text-indent="false"/>
    </style:style>
    <style:style style:name="P11" style:family="paragraph" style:parent-style-name="Standard">
      <style:paragraph-properties fo:margin-left="0in" fo:margin-right="0in" fo:margin-top="0in" fo:margin-bottom="0.0972in" loext:contextual-spacing="false" fo:line-height="115%" fo:text-align="center" style:justify-single-word="false" fo:orphans="2" fo:widows="2" fo:text-indent="0in" style:auto-text-indent="false"/>
      <style:text-properties fo:font-variant="normal" fo:text-transform="none" fo:color="#000000" style:text-line-through-style="none" style:text-line-through-type="none" style:text-position="0% 100%" style:font-name="Trebuchet MS" fo:font-size="16pt" fo:font-style="normal" style:text-underline-style="none" fo:font-weight="bold" style:font-name-asian="Trebuchet MS1" style:font-size-asian="16pt" style:font-style-asian="normal" style:font-weight-asian="bold" style:font-name-complex="Trebuchet MS1" style:font-size-complex="16pt"/>
    </style:style>
    <style:style style:name="P12" style:family="paragraph" style:parent-style-name="Standard">
      <style:paragraph-properties fo:margin-left="0in" fo:margin-right="0in" fo:margin-top="0in" fo:margin-bottom="0.0972in" loext:contextual-spacing="false" fo:line-height="115%" fo:text-align="start" style:justify-single-word="false" fo:orphans="2" fo:widows="2" fo:text-indent="0in" style:auto-text-indent="false"/>
      <style:text-properties fo:font-variant="normal" fo:text-transform="none" fo:color="#000000" style:text-line-through-style="none" style:text-line-through-type="none" style:text-position="0% 100%" style:font-name="Times New Roman" fo:font-size="20pt" fo:font-style="italic" style:text-underline-style="none" fo:font-weight="bold" style:font-name-asian="Times New Roman1" style:font-size-asian="20pt" style:font-style-asian="italic" style:font-weight-asian="bold" style:font-name-complex="Times New Roman1" style:font-size-complex="20pt"/>
    </style:style>
    <style:style style:name="P13" style:family="paragraph" style:parent-style-name="Standard">
      <style:paragraph-properties fo:margin-left="0in" fo:margin-right="0in" fo:margin-top="0in" fo:margin-bottom="0.0972in" loext:contextual-spacing="false" fo:line-height="115%" fo:text-align="start" style:justify-single-word="false" fo:orphans="2" fo:widows="2" fo:text-indent="0in" style:auto-text-indent="false"/>
      <style:text-properties fo:font-variant="normal" fo:text-transform="none" fo:color="#000000" style:text-line-through-style="none" style:text-line-through-type="none" style:text-position="0% 100%" style:font-name="Times New Roman" fo:font-size="12pt" fo:font-style="italic" style:text-underline-style="none" fo:font-weight="bold" style:font-name-asian="Times New Roman1" style:font-size-asian="12pt" style:font-style-asian="italic" style:font-weight-asian="bold" style:font-name-complex="Times New Roman1" style:font-size-complex="12pt"/>
    </style:style>
    <style:style style:name="P14" style:family="paragraph" style:parent-style-name="Standard">
      <style:paragraph-properties fo:margin-left="0in" fo:margin-right="0in" fo:margin-top="0in" fo:margin-bottom="0.0972in" loext:contextual-spacing="false" fo:line-height="115%" fo:text-align="center" style:justify-single-word="false" fo:keep-together="auto" fo:orphans="2" fo:widows="2" fo:text-indent="0in" style:auto-text-indent="false" fo:keep-with-next="auto"/>
    </style:style>
    <style:style style:name="P15"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keep-with-next="auto"/>
    </style:style>
    <style:style style:name="P16" style:family="paragraph" style:parent-style-name="Standard">
      <loext:graphic-properties draw:fill="solid" draw:fill-color="#ffffff"/>
      <style:paragraph-properties fo:margin-left="0in" fo:margin-right="0in" fo:margin-top="0in" fo:margin-bottom="0.0972in" loext:contextual-spacing="false" fo:line-height="115%" fo:text-align="start" style:justify-single-word="false" fo:keep-together="auto" fo:orphans="2" fo:widows="2" fo:text-indent="0in" style:auto-text-indent="false" fo:background-color="#ffffff"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17"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8" style:family="paragraph" style:parent-style-name="Standard">
      <style:paragraph-properties fo:margin-left="0in" fo:margin-right="0in" fo:margin-top="0in" fo:margin-bottom="0.0972in" loext:contextual-spacing="false" fo:line-height="115%" fo:text-align="center" style:justify-single-word="false" fo:orphans="2" fo:widows="2" fo:text-indent="0in" style:auto-text-indent="false" fo:break-before="page"/>
    </style:style>
    <style:style style:name="P19" style:family="paragraph" style:parent-style-name="Standard" style:master-page-name="Standard">
      <style:paragraph-properties fo:margin-left="0in" fo:margin-right="0in" fo:margin-top="0in" fo:margin-bottom="0.0972in" loext:contextual-spacing="false" fo:line-height="115%" fo:text-align="center" style:justify-single-word="false" fo:keep-together="auto" fo:orphans="2" fo:widows="2" fo:text-indent="0in" style:auto-text-indent="false" style:page-number="1" fo:break-before="auto" fo:break-after="auto" fo:keep-with-next="auto"/>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3.3465in" style:type="center"/>
          <style:tab-stop style:position="6.6929in"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2" style:family="paragraph" style:parent-style-name="Standard">
      <loext:graphic-properties draw:fill="solid" draw:fill-color="#ffffff"/>
      <style:paragraph-properties fo:margin-left="0in" fo:margin-right="0in" fo:margin-top="0.0835in" fo:margin-bottom="0.0835in" loext:contextual-spacing="false" fo:line-height="100%" fo:orphans="2" fo:widows="2" fo:text-indent="0in" style:auto-text-indent="false" fo:background-color="#ffffff"/>
    </style:style>
    <style:style style:name="P23" style:family="paragraph" style:parent-style-name="Standard">
      <loext:graphic-properties draw:fill="solid" draw:fill-color="#ffffff"/>
      <style:paragraph-properties fo:margin-left="0in" fo:margin-right="0in" fo:margin-top="0.0835in" fo:margin-bottom="0.0835in" loext:contextual-spacing="false" fo:line-height="100%" fo:text-align="start" style:justify-single-word="false" fo:orphans="2" fo:widows="2" fo:text-indent="0in" style:auto-text-indent="false" fo:background-color="#ffffff"/>
    </style:style>
    <style:style style:name="P24" style:family="paragraph" style:parent-style-name="Standard">
      <loext:graphic-properties draw:fill="solid" draw:fill-color="#ffffff"/>
      <style:paragraph-properties fo:margin-left="0in" fo:margin-right="0in" fo:margin-top="0.0835in" fo:margin-bottom="0.0835in" loext:contextual-spacing="false" fo:line-height="100%" fo:text-align="start" style:justify-single-word="false" fo:keep-together="auto" fo:orphans="2" fo:widows="2" fo:text-indent="0in" style:auto-text-indent="false" fo:break-before="auto" fo:break-after="auto" fo:background-color="#ffffff" fo:keep-with-next="auto"/>
    </style:style>
    <style:style style:name="P25" style:family="paragraph" style:parent-style-name="Standard">
      <loext:graphic-properties draw:fill="solid" draw:fill-color="#ffffff"/>
      <style:paragraph-properties fo:margin-left="0in" fo:margin-right="0in" fo:margin-top="0.0835in" fo:margin-bottom="0.0835in" loext:contextual-spacing="false" fo:line-height="100%" fo:text-align="start" style:justify-single-word="false" fo:keep-together="auto" fo:orphans="2" fo:widows="2" fo:text-indent="0in" style:auto-text-indent="false" fo:background-color="#ffffff" fo:keep-with-next="auto"/>
    </style:style>
    <style:style style:name="P26" style:family="paragraph" style:parent-style-name="Standard">
      <style:paragraph-properties fo:margin-left="0in" fo:margin-right="0in" fo:orphans="2" fo:widows="2" fo:text-indent="0in" style:auto-text-indent="false"/>
    </style:style>
    <style:style style:name="P27" style:family="paragraph" style:parent-style-name="Standard">
      <style:paragraph-properties fo:margin-left="0in" fo:margin-right="0in" fo:orphans="2" fo:widows="2" fo:text-indent="0in" style:auto-text-indent="false"/>
      <style:text-properties fo:color="#202122" style:font-name="Times New Roman" fo:font-size="12pt" style:font-name-asian="Times New Roman1" style:font-size-asian="12pt" style:font-name-complex="Times New Roman1" style:font-size-complex="12pt"/>
    </style:style>
    <style:style style:name="P28"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2pt" fo:font-style="normal" fo:font-weight="normal" style:font-name-asian="Times New Roman1" style:font-size-asian="12pt" style:font-style-asian="normal" style:font-weight-asian="normal" style:font-name-complex="Times New Roman1" style:font-size-complex="12pt"/>
    </style:style>
    <style:style style:name="P29" style:family="paragraph" style:parent-style-name="Standard">
      <style:paragraph-properties fo:margin-top="0in" fo:margin-bottom="0.0972in" loext:contextual-spacing="false" fo:line-height="115%" fo:orphans="2" fo:widows="2"/>
    </style:style>
    <style:style style:name="P30" style:family="paragraph" style:parent-style-name="Heading_20_2">
      <style:paragraph-properties fo:margin-left="0in" fo:margin-right="0in" fo:orphans="2" fo:widows="2" fo:text-indent="0in" style:auto-text-indent="false"/>
    </style:style>
    <style:style style:name="P31" style:family="paragraph" style:parent-style-name="Heading_20_2">
      <style:paragraph-properties fo:margin-left="0in" fo:margin-right="0in" fo:orphans="2" fo:widows="2" fo:text-indent="0in" style:auto-text-indent="false" fo:break-before="auto" fo:break-after="auto"/>
    </style:style>
    <style:style style:name="T1" style:family="text">
      <style:text-properties fo:font-variant="normal" fo:text-transform="none" fo:color="#000000" style:text-line-through-style="none" style:text-line-through-type="none" style:text-position="0% 100%" style:font-name="Trebuchet MS" fo:font-size="96pt" fo:font-style="normal" style:text-underline-style="none" fo:font-weight="bold" style:font-name-asian="Trebuchet MS1" style:font-size-asian="96pt" style:font-style-asian="normal" style:font-weight-asian="bold" style:font-name-complex="Trebuchet MS1" style:font-size-complex="96pt"/>
    </style:style>
    <style:style style:name="T2" style:family="text">
      <style:text-properties fo:font-variant="normal" fo:text-transform="none" fo:color="#000000" style:text-line-through-style="none" style:text-line-through-type="none" style:text-position="0% 100%" style:font-name="Trebuchet MS" fo:font-size="32pt" fo:font-style="normal" style:text-underline-style="none" fo:font-weight="bold" style:font-name-asian="Trebuchet MS1" style:font-size-asian="32pt" style:font-style-asian="normal" style:font-weight-asian="bold" style:font-name-complex="Trebuchet MS1" style:font-size-complex="32pt"/>
    </style:style>
    <style:style style:name="T3" style:family="text">
      <style:text-properties fo:font-variant="normal" fo:text-transform="none" fo:color="#000000" style:text-line-through-style="none" style:text-line-through-type="none" style:text-position="0% 100%" style:font-name="Trebuchet MS" fo:font-size="20pt" fo:font-style="normal" style:text-underline-style="none" fo:font-weight="bold" style:font-name-asian="Trebuchet MS1" style:font-size-asian="20pt" style:font-style-asian="normal" style:font-weight-asian="bold" style:font-name-complex="Trebuchet MS1" style:font-size-complex="20pt"/>
    </style:style>
    <style:style style:name="T4" style:family="text">
      <style:text-properties fo:font-variant="normal" fo:text-transform="none" fo:color="#000000" style:text-line-through-style="none" style:text-line-through-type="none" style:text-position="0% 100%" style:font-name="Times New Roman" fo:font-size="96pt" fo:font-style="normal" style:text-underline-style="none" fo:font-weight="bold" style:font-name-asian="Times New Roman1" style:font-size-asian="96pt" style:font-style-asian="normal" style:font-weight-asian="bold" style:font-name-complex="Times New Roman1" style:font-size-complex="96pt"/>
    </style:style>
    <style:style style:name="T5" style:family="text">
      <style:text-properties fo:font-variant="normal" fo:text-transform="none" fo:color="#000000" style:text-line-through-style="none" style:text-line-through-type="none" style:text-position="0% 100%" style:font-name="Times New Roman" fo:font-size="120pt" fo:font-style="normal" style:text-underline-style="none" fo:font-weight="bold" style:font-name-asian="Times New Roman1" style:font-size-asian="120pt" style:font-style-asian="normal" style:font-weight-asian="bold" style:font-name-complex="Times New Roman1" style:font-size-complex="120pt"/>
    </style:style>
    <style:style style:name="T6" style:family="text">
      <style:text-properties fo:font-variant="normal" fo:text-transform="none" fo:color="#000000" style:text-line-through-style="none" style:text-line-through-type="none" style:text-position="0% 100%" style:font-name="Times New Roman" fo:font-size="20pt" fo:font-style="normal" style:text-underline-style="none" fo:font-weight="bold" style:font-name-asian="Times New Roman1" style:font-size-asian="20pt" style:font-style-asian="normal" style:font-weight-asian="bold" style:font-name-complex="Times New Roman1" style:font-size-complex="20pt"/>
    </style:style>
    <style:style style:name="T7"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8"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fo:background-color="#ffffff"/>
    </style:style>
    <style:style style:name="T9"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10" style:family="text">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style:style style:name="T11"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12" style:family="text">
      <style:text-properties fo:font-variant="normal" fo:text-transform="none" fo:color="#000000" style:text-line-through-style="none" style:text-line-through-type="none" style:text-position="0% 100%" style:font-name="Times New Roman" fo:font-size="12pt" fo:font-style="italic" style:text-underline-style="none" fo:font-weight="bold" style:font-name-asian="Times New Roman1" style:font-size-asian="12pt" style:font-style-asian="italic" style:font-weight-asian="bold" style:font-name-complex="Times New Roman1" style:font-size-complex="12pt"/>
    </style:style>
    <style:style style:name="T13" style:family="text">
      <style:text-properties fo:font-variant="normal" fo:text-transform="none" fo:color="#000000" style:text-line-through-style="none" style:text-line-through-type="none" style:text-position="0% 100%" style:font-name="Times New Roman" fo:font-size="12pt" fo:font-style="italic" style:text-underline-style="none" style:font-name-asian="Times New Roman1" style:font-size-asian="12pt" style:font-style-asian="italic" style:font-name-complex="Times New Roman1" style:font-size-complex="12pt"/>
    </style:style>
    <style:style style:name="T14" style:family="text">
      <style:text-properties fo:font-variant="normal" fo:text-transform="none" fo:color="#000000" style:text-line-through-style="none" style:text-line-through-type="none" style:text-position="0% 100%" style:font-name="Times New Roman" fo:font-size="11pt" fo:font-style="italic" style:text-underline-style="none" fo:font-weight="normal" style:font-name-asian="Times New Roman1" style:font-size-asian="11pt" style:font-style-asian="italic" style:font-weight-asian="normal" style:font-name-complex="Times New Roman1" style:font-size-complex="11pt"/>
    </style:style>
    <style:style style:name="T15" style:family="text">
      <style:text-properties fo:font-variant="normal" fo:text-transform="none" fo:color="#000000" style:font-name="Times New Roman" fo:font-size="14pt" fo:font-style="normal" style:font-name-asian="Times New Roman1" style:font-size-asian="14pt" style:font-style-asian="normal" style:font-name-complex="Times New Roman1" style:font-size-complex="14pt"/>
    </style:style>
    <style:style style:name="T16" style:family="text">
      <style:text-properties fo:font-variant="normal" fo:text-transform="none" fo:color="#000000" style:font-name="Times New Roman" fo:font-size="12pt" fo:font-style="normal" style:font-name-asian="Times New Roman1" style:font-size-asian="12pt" style:font-style-asian="normal" style:font-name-complex="Times New Roman1" style:font-size-complex="12pt"/>
    </style:style>
    <style:style style:name="T17" style:family="text">
      <style:text-properties fo:font-variant="normal" fo:text-transform="none" fo:color="#000000" style:font-name="Times New Roman" fo:font-size="12pt" fo:font-style="normal" fo:font-weight="normal" style:font-name-asian="Times New Roman1" style:font-size-asian="12pt" style:font-style-asian="normal" style:font-weight-asian="normal" style:font-name-complex="Times New Roman1" style:font-size-complex="12pt"/>
    </style:style>
    <style:style style:name="T18" style:family="text">
      <style:text-properties fo:font-variant="normal" fo:text-transform="none" fo:color="#000000" style:font-name="Times New Roman" fo:font-size="12pt" fo:font-style="normal" fo:font-weight="bold" style:font-name-asian="Times New Roman1" style:font-size-asian="12pt" style:font-style-asian="normal" style:font-weight-asian="bold" style:font-name-complex="Times New Roman1" style:font-size-complex="12pt"/>
    </style:style>
    <style:style style:name="T19" style:family="text">
      <style:text-properties fo:font-variant="normal" fo:text-transform="none" fo:color="#000000" style:font-name="Times New Roman" fo:font-size="12pt" fo:font-style="italic" fo:font-weight="normal" style:font-name-asian="Times New Roman1" style:font-size-asian="12pt" style:font-style-asian="italic" style:font-weight-asian="normal" style:font-name-complex="Times New Roman1" style:font-size-complex="12pt"/>
    </style:style>
    <style:style style:name="T20" style:family="text">
      <style:text-properties fo:font-variant="normal" fo:text-transform="none" fo:color="#202122"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fo:background-color="#ffffff"/>
    </style:style>
    <style:style style:name="T21" style:family="text">
      <style:text-properties fo:font-variant="normal" fo:text-transform="none" fo:color="#202122"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22" style:family="text">
      <style:text-properties fo:font-size="96pt" style:font-size-asian="96pt" style:font-size-complex="96pt"/>
    </style:style>
    <style:style style:name="T23" style:family="text">
      <style:text-properties fo:font-size="32pt" style:font-size-asian="32pt" style:font-size-complex="32pt"/>
    </style:style>
    <style:style style:name="T24" style:family="text">
      <style:text-properties fo:font-size="20pt" style:font-size-asian="20pt" style:font-size-complex="20pt"/>
    </style:style>
    <style:style style:name="T25" style:family="text">
      <style:text-properties style:font-name="Times New Roman" style:font-name-asian="Times New Roman1" style:font-name-complex="Times New Roman1"/>
    </style:style>
    <style:style style:name="T26" style:family="text">
      <style:text-properties style:font-name="Times New Roman" fo:font-style="italic" style:font-name-asian="Times New Roman1" style:font-style-asian="italic" style:font-name-complex="Times New Roman1"/>
    </style:style>
    <style:style style:name="T27" style:family="text">
      <style:text-properties style:font-name="Times New Roman" fo:font-size="12pt" style:font-name-asian="Times New Roman1" style:font-size-asian="12pt" style:font-name-complex="Times New Roman1" style:font-size-complex="12pt"/>
    </style:style>
    <style:style style:name="T28" style:family="text">
      <style:text-properties style:font-name="Times New Roman" fo:font-size="12pt" fo:font-style="italic" style:font-name-asian="Times New Roman1" style:font-size-asian="12pt" style:font-style-asian="italic" style:font-name-complex="Times New Roman1" style:font-size-complex="12pt"/>
    </style:style>
    <style:style style:name="T29" style:family="text">
      <style:text-properties style:font-name="Times New Roman" fo:font-size="12pt" fo:font-style="normal" fo:font-weight="normal" style:font-name-asian="Times New Roman1" style:font-size-asian="12pt" style:font-style-asian="normal" style:font-weight-asian="normal" style:font-name-complex="Times New Roman1" style:font-size-complex="12pt"/>
    </style:style>
    <style:style style:name="T30" style:family="text">
      <style:text-properties style:font-name="Times New Roman" fo:font-size="12pt" fo:font-weight="normal" style:font-name-asian="Times New Roman1" style:font-size-asian="12pt" style:font-weight-asian="normal" style:font-name-complex="Times New Roman1" style:font-size-complex="12pt"/>
    </style:style>
    <style:style style:name="T31" style:family="text">
      <style:text-properties style:font-name="Times New Roman" fo:font-size="12pt" fo:font-weight="bold" style:font-name-asian="Times New Roman1" style:font-size-asian="12pt" style:font-weight-asian="bold" style:font-name-complex="Times New Roman1" style:font-size-complex="12pt"/>
    </style:style>
    <style:style style:name="T32" style:family="text">
      <style:text-properties style:font-name="Times New Roman" fo:font-weight="bold" style:font-name-asian="Times New Roman1" style:font-weight-asian="bold" style:font-name-complex="Times New Roman1"/>
    </style:style>
    <style:style style:name="T33" style:family="text">
      <style:text-properties style:font-name="Times New Roman" fo:font-size="11pt" fo:font-style="italic" style:font-name-asian="Times New Roman1" style:font-size-asian="11pt" style:font-style-asian="italic" style:font-name-complex="Times New Roman1" style:font-size-complex="11pt"/>
    </style:style>
    <style:style style:name="T34" style:family="text">
      <style:text-properties style:font-name="Times New Roman" fo:font-style="normal" style:font-name-asian="Times New Roman1" style:font-style-asian="normal" style:font-name-complex="Times New Roman1"/>
    </style:style>
    <style:style style:name="T35" style:family="text">
      <style:text-properties fo:font-size="12pt" style:font-size-asian="12pt" style:font-size-complex="12pt"/>
    </style:style>
    <style:style style:name="T36" style:family="text">
      <style:text-properties fo:font-size="12pt" fo:font-style="normal" fo:font-weight="normal" style:font-size-asian="12pt" style:font-style-asian="normal" style:font-weight-asian="normal" style:font-size-complex="12pt"/>
    </style:style>
    <style:style style:name="T37" style:family="text">
      <style:text-properties fo:font-size="12pt" fo:font-style="italic" style:font-size-asian="12pt" style:font-style-asian="italic" style:font-size-complex="12pt"/>
    </style:style>
    <style:style style:name="T38" style:family="text">
      <style:text-properties fo:font-style="italic" style:font-style-asian="italic"/>
    </style:style>
    <style:style style:name="T39" style:family="text">
      <style:text-properties fo:font-size="11pt" style:font-size-asian="11pt" style:font-size-complex="11pt"/>
    </style:style>
    <style:style style:name="T40" style:family="text">
      <style:text-properties fo:font-weight="normal" style:font-weight-asian="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text:s/></text:span><text:span text:style-name="T4"> </text:span></text:p>
      <text:p text:style-name="P9"><text:span text:style-name="T5">升级</text:span></text:p>
      <text:p text:style-name="P14"><text:span text:style-name="T2">ShengJi Games</text:span></text:p>
      <text:p text:style-name="P11"/>
      <text:p text:style-name="P18"><text:span text:style-name="T3"><text:s/>40 points (四十分)</text:span><text:span text:style-name="T6"> </text:span></text:p>
      <text:p text:style-name="P30"><text:span text:style-name="T15">Goal of the Game</text:span></text:p>
      <text:p text:style-name="P2"><text:span text:style-name="T7">Four players form two teams with partners across from each other and use one deck of 52 cards with two jokers. <text:s/>The game </text:span><text:span text:style-name="T20">uses </text:span><text:span text:style-name="T8">levels</text:span><text:span text:style-name="T20"> to track each team score, a team wins the game when having moved up</text:span><text:span text:style-name="T7"> from 2 to Ace</text:span><text:span text:style-name="T25"> </text:span><text:span text:style-name="T11">(*)</text:span><text:span text:style-name="T25">.</text:span></text:p>
      <text:p text:style-name="P2"><text:span text:style-name="T7">Each round, the</text:span><text:span text:style-name="T9"> defenders team </text:span><text:span text:style-name="T7">is trying to prevent the </text:span><text:span text:style-name="T9">challengers team </text:span><text:span text:style-name="T7">from capturing 40 cards points or more in tricks : "</text:span><text:span text:style-name="T9">kings</text:span><text:span text:style-name="T7">" (10pts), "</text:span><text:span text:style-name="T9">tens</text:span><text:span text:style-name="T7">" (10pts) and "</text:span><text:span text:style-name="T9">fives</text:span><text:span text:style-name="T7">" (5pts). If a challenger wins the last trick, points in the talon are captured and </text:span><text:span text:style-name="T9">doubled</text:span><text:span text:style-name="T7">. </text:span></text:p>
      <table:table table:name="Table1" table:style-name="Table1">
        <table:table-column table:style-name="Table1.A"/>
        <table:table-column table:style-name="Table1.B"/>
        <table:table-row table:style-name="Table1.1">
          <table:table-cell table:style-name="Table1.A1" office:value-type="string">
            <text:p text:style-name="P20"><text:span text:style-name="T9">Total of points captured by the challengers team:</text:span></text:p>
          </table:table-cell>
          <table:table-cell table:style-name="Table1.A1" office:value-type="string">
            <text:p text:style-name="P20"><text:span text:style-name="T9">Round Result:</text:span></text:p>
          </table:table-cell>
        </table:table-row>
        <table:table-row table:style-name="Table1.1">
          <table:table-cell table:style-name="Table1.A1" office:value-type="string">
            <text:p text:style-name="P20"><text:span text:style-name="T7">0 points</text:span></text:p>
          </table:table-cell>
          <table:table-cell table:style-name="Table1.A1" office:value-type="string">
            <text:p text:style-name="P20"><text:span text:style-name="T7">The defenders successfully defend and move up two levels</text:span></text:p>
          </table:table-cell>
        </table:table-row>
        <table:table-row table:style-name="Table1.1">
          <table:table-cell table:style-name="Table1.A1" office:value-type="string">
            <text:p text:style-name="P20"><text:span text:style-name="T7">5 to 35 points</text:span></text:p>
          </table:table-cell>
          <table:table-cell table:style-name="Table1.A1" office:value-type="string">
            <text:p text:style-name="P20"><text:span text:style-name="T7">The defenders successfully defend and move up one level</text:span></text:p>
          </table:table-cell>
        </table:table-row>
        <table:table-row table:style-name="Table1.1">
          <table:table-cell table:style-name="Table1.A1" office:value-type="string">
            <text:p text:style-name="P20"><text:span text:style-name="T7">40 to 75 points</text:span></text:p>
          </table:table-cell>
          <table:table-cell table:style-name="Table1.A1" office:value-type="string">
            <text:p text:style-name="P20"><text:span text:style-name="T7">The challengers becomes the new defenders</text:span></text:p>
          </table:table-cell>
        </table:table-row>
        <table:table-row table:style-name="Table1.1">
          <table:table-cell table:style-name="Table1.A1" office:value-type="string">
            <text:p text:style-name="P20"><text:span text:style-name="T7">80 to 95 points</text:span></text:p>
          </table:table-cell>
          <table:table-cell table:style-name="Table1.A1" office:value-type="string">
            <text:p text:style-name="P20"><text:span text:style-name="T7">The challengers becomes the new defenders and move up one level</text:span></text:p>
          </table:table-cell>
        </table:table-row>
        <table:table-row table:style-name="Table1.1">
          <table:table-cell table:style-name="Table1.A1" office:value-type="string">
            <text:p text:style-name="P20"><text:span text:style-name="T7">100 points or more</text:span></text:p>
          </table:table-cell>
          <table:table-cell table:style-name="Table1.A1" office:value-type="string">
            <text:p text:style-name="P20"><text:span text:style-name="T7">The challengers becomes the new defenders and move up two levels</text:span></text:p>
          </table:table-cell>
        </table:table-row>
      </table:table>
      <text:p text:style-name="P29"><text:span text:style-name="T26">(*Ace level cannot be skipped and must be successfully defended)</text:span></text:p>
      <text:p text:style-name="P30"><text:span text:style-name="T15">Round Setup</text:span></text:p>
      <text:p text:style-name="P2"><text:span text:style-name="T7">Each round, a player from the defenders team becomes the new </text:span><text:span text:style-name="T9">leader </text:span><text:span text:style-name="T12">(*)</text:span><text:span text:style-name="T9">:</text:span><text:span text:style-name="T7"> </text:span></text:p>
      <text:p text:style-name="P2"><text:span text:style-name="T7">- draws first, then in counter-clockwise order, each player draws a card until all players have 12 cards (six cards remaining). The trump suit is</text:span><text:span text:style-name="T27"> set</text:span><text:span text:style-name="T7"> during this draw phase </text:span><text:span text:style-name="T11">(see </text:span><text:span text:style-name="T28">§ Trump Suit</text:span><text:span text:style-name="T11">)</text:span></text:p>
      <text:p text:style-name="P15"><text:span text:style-name="T7">- draws the six remaining cards and discards an equal number to form a new talon, without revealing it to other players</text:span></text:p>
      <text:p text:style-name="P2"><text:span text:style-name="T7">- </text:span><text:span text:style-name="T27">leads</text:span><text:span text:style-name="T7"> the first trick</text:span></text:p>
      <text:p text:style-name="P2"><text:span text:style-name="T11">(*As long as the defenders team continues to successfully defend, the two partner will alternatively become leader for the next round. Whenever challengers become the new defenders, the new leader is the person to the right of the previous leader. </text:span><text:span text:style-name="T28">The leader</text:span><text:span text:style-name="T11"> of the first round is designated randomly)</text:span></text:p>
      <text:p text:style-name="P30"><text:span text:style-name="T15">Trump Suit</text:span></text:p>
      <text:p text:style-name="P22"><text:span text:style-name="T16">Defenders team level becomes the trump rank of the current round.</text:span></text:p>
      <text:p text:style-name="P24"><text:span text:style-name="T9">At any time during the draw, a player may expose first a </text:span><text:span text:style-name="T32">trump</text:span><text:span text:style-name="T9"> rank card, its suit sets trump for the round </text:span><text:span text:style-name="T11">(*)</text:span><text:span text:style-name="T9">.</text:span><text:span text:style-name="T7"> </text:span></text:p>
      <text:p text:style-name="Standard"><text:span text:style-name="T27">The trump suit from high to low is: </text:span><text:span text:style-name="T29">red joker, black joker, trump rank card of the trump suit, three other trump rank cards, the remaining twelve cards of the trump suit</text:span></text:p>
      <text:p text:style-name="P1"/>
      <text:p text:style-name="P26"><text:span text:style-name="T17">Example with six as </text:span><text:span text:style-name="T25">trump</text:span><text:span text:style-name="T17"> rank and clubs as trump</text:span><text:span text:style-name="T27">: </text:span><text:span text:style-name="T18">red joker, black joker, </text:span><draw:frame draw:style-name="fr1" draw:name="image4.gif" text:anchor-type="as-char" svg:width="0.1563in" svg:height="0.1354in" draw:z-index="0"><draw:image xlink:href="Pictures/100002000000000F0000000D781CCC10A9D61961.gif" xlink:type="simple" xlink:show="embed" xlink:actuate="onLoad" loext:mime-type="image/gif"/></draw:frame><text:span text:style-name="T18">6, [</text:span><draw:frame draw:style-name="fr1" draw:name="image1.gif" text:anchor-type="as-char" svg:width="0.1563in" svg:height="0.1354in" draw:z-index="0"><draw:image xlink:href="Pictures/100002000000000F0000000DE839985E784CBE52.gif" xlink:type="simple" xlink:show="embed" xlink:actuate="onLoad" loext:mime-type="image/gif"/></draw:frame><text:span text:style-name="T18">6/</text:span><draw:frame draw:style-name="fr1" draw:name="image3.gif" text:anchor-type="as-char" svg:width="0.1563in" svg:height="0.1354in" draw:z-index="0"><draw:image xlink:href="Pictures/100002000000000F0000000DB270C69068C52F78.gif" xlink:type="simple" xlink:show="embed" xlink:actuate="onLoad" loext:mime-type="image/gif"/></draw:frame><text:span text:style-name="T18">6/</text:span><draw:frame draw:style-name="fr1" draw:name="image2.gif" text:anchor-type="as-char" svg:width="0.1563in" svg:height="0.1354in" draw:z-index="0"><draw:image xlink:href="Pictures/100002000000000F0000000DE8ED92C92518FA8B.gif" xlink:type="simple" xlink:show="embed" xlink:actuate="onLoad" loext:mime-type="image/gif"/></draw:frame><text:span text:style-name="T18">6</text:span><text:span text:style-name="T17"> - </text:span><text:span text:style-name="T19">all equal**</text:span><text:span text:style-name="T17"> </text:span><text:span text:style-name="T18">], </text:span><draw:frame draw:style-name="fr1" draw:name="Image1" text:anchor-type="as-char" svg:width="0.1563in" svg:height="0.1354in" draw:z-index="0"><draw:image xlink:href="Pictures/100002000000000F0000000D781CCC10A9D61961.gif" xlink:type="simple" xlink:show="embed" xlink:actuate="onLoad" loext:mime-type="image/gif"/></draw:frame><text:span text:style-name="T18">A, </text:span><draw:frame draw:style-name="fr1" draw:name="Image2" text:anchor-type="as-char" svg:width="0.1563in" svg:height="0.1354in" draw:z-index="0"><draw:image xlink:href="Pictures/100002000000000F0000000D781CCC10A9D61961.gif" xlink:type="simple" xlink:show="embed" xlink:actuate="onLoad" loext:mime-type="image/gif"/></draw:frame><text:span text:style-name="T18">K, </text:span><draw:frame draw:style-name="fr1" draw:name="Image3" text:anchor-type="as-char" svg:width="0.1563in" svg:height="0.1354in" draw:z-index="0"><draw:image xlink:href="Pictures/100002000000000F0000000D781CCC10A9D61961.gif" xlink:type="simple" xlink:show="embed" xlink:actuate="onLoad" loext:mime-type="image/gif"/></draw:frame><text:span text:style-name="T18">Q, </text:span><draw:frame draw:style-name="fr1" draw:name="Image4" text:anchor-type="as-char" svg:width="0.1563in" svg:height="0.1354in" draw:z-index="0"><draw:image xlink:href="Pictures/100002000000000F0000000D781CCC10A9D61961.gif" xlink:type="simple" xlink:show="embed" xlink:actuate="onLoad" loext:mime-type="image/gif"/></draw:frame><text:span text:style-name="T18">J, </text:span><draw:frame draw:style-name="fr1" draw:name="Image5" text:anchor-type="as-char" svg:width="0.1563in" svg:height="0.1354in" draw:z-index="0"><draw:image xlink:href="Pictures/100002000000000F0000000D781CCC10A9D61961.gif" xlink:type="simple" xlink:show="embed" xlink:actuate="onLoad" loext:mime-type="image/gif"/></draw:frame><text:span text:style-name="T18">10, </text:span><draw:frame draw:style-name="fr1" draw:name="Image6" text:anchor-type="as-char" svg:width="0.1563in" svg:height="0.1354in" draw:z-index="0"><draw:image xlink:href="Pictures/100002000000000F0000000D781CCC10A9D61961.gif" xlink:type="simple" xlink:show="embed" xlink:actuate="onLoad" loext:mime-type="image/gif"/></draw:frame><text:span text:style-name="T18">9, </text:span><draw:frame draw:style-name="fr1" draw:name="Image7" text:anchor-type="as-char" svg:width="0.1563in" svg:height="0.1354in" draw:z-index="0"><draw:image xlink:href="Pictures/100002000000000F0000000D781CCC10A9D61961.gif" xlink:type="simple" xlink:show="embed" xlink:actuate="onLoad" loext:mime-type="image/gif"/></draw:frame><text:span text:style-name="T18">8, </text:span><draw:frame draw:style-name="fr1" draw:name="Image8" text:anchor-type="as-char" svg:width="0.1563in" svg:height="0.1354in" draw:z-index="0"><draw:image xlink:href="Pictures/100002000000000F0000000D781CCC10A9D61961.gif" xlink:type="simple" xlink:show="embed" xlink:actuate="onLoad" loext:mime-type="image/gif"/></draw:frame><text:span text:style-name="T18">7, </text:span><draw:frame draw:style-name="fr1" draw:name="Image9" text:anchor-type="as-char" svg:width="0.1563in" svg:height="0.1354in" draw:z-index="0"><draw:image xlink:href="Pictures/100002000000000F0000000D781CCC10A9D61961.gif" xlink:type="simple" xlink:show="embed" xlink:actuate="onLoad" loext:mime-type="image/gif"/></draw:frame><text:span text:style-name="T18">5, </text:span><draw:frame draw:style-name="fr1" draw:name="Image10" text:anchor-type="as-char" svg:width="0.1563in" svg:height="0.1354in" draw:z-index="0"><draw:image xlink:href="Pictures/100002000000000F0000000D781CCC10A9D61961.gif" xlink:type="simple" xlink:show="embed" xlink:actuate="onLoad" loext:mime-type="image/gif"/></draw:frame><text:span text:style-name="T18">4, </text:span><draw:frame draw:style-name="fr1" draw:name="Image11" text:anchor-type="as-char" svg:width="0.1563in" svg:height="0.1354in" draw:z-index="0"><draw:image xlink:href="Pictures/100002000000000F0000000D781CCC10A9D61961.gif" xlink:type="simple" xlink:show="embed" xlink:actuate="onLoad" loext:mime-type="image/gif"/></draw:frame><text:span text:style-name="T18">3, </text:span><draw:frame draw:style-name="fr1" draw:name="Image12" text:anchor-type="as-char" svg:width="0.1563in" svg:height="0.1354in" draw:z-index="0"><draw:image xlink:href="Pictures/100002000000000F0000000D781CCC10A9D61961.gif" xlink:type="simple" xlink:show="embed" xlink:actuate="onLoad" loext:mime-type="image/gif"/></draw:frame><text:span text:style-name="T18">2</text:span><text:span text:style-name="T17">. </text:span></text:p>
      <text:p text:style-name="P27"/>
      <text:p text:style-name="P26"><text:span text:style-name="T21">Within other non-trump suits, the cards descend from Ace to 2, excluding the trump rank.</text:span></text:p>
      <text:p text:style-name="P28"/>
      <text:p text:style-name="P2"><text:span text:style-name="T11">(*The exposed card is taken back in hand before the first trick. If no card was exposed, reveal the talon : the first trump rank card flipped sets the trump suit. If there’s no such card, refer to suit of the highest ranked card, excluding jokers)</text:span></text:p>
      <text:p text:style-name="P26"><text:span text:style-name="T19">(**If trumps of equal trump rank are played to a trick, </text:span><text:span text:style-name="T11">the first one played has precedence</text:span><text:span text:style-name="T19">) </text:span><text:bookmark text:name="7fits2gewjub"/></text:p>
      <text:p text:style-name="P26"/>
      <text:p text:style-name="P30"><text:span text:style-name="T15">Trick Play</text:span></text:p>
      <text:p text:style-name="P2"><text:span text:style-name="T7">The leader starts by playing one card from their hand. In counter-clockwise order, all players have to follow suit unless they are void of that suit, in which case they may play any card. Highest trump card wins the trick, highest card of the suit led wins if no trump was played. </text:span></text:p>
      <text:p text:style-name="P10"><text:span text:style-name="T9">When a challenger wins a trick, <text:s/>card points are captured and set aside</text:span><text:span text:style-name="T7">. Then the trick winner leads a new play.</text:span></text:p>
      <text:p text:style-name="P2"><text:span text:style-name="T7">« Throws »: </text:span><text:span text:style-name="T9">Several cards of the same suit can be led simultaneously</text:span><text:span text:style-name="T7"> if the <text:s/>player is </text:span><text:span text:style-name="T9">certain </text:span><text:span text:style-name="T11">(*)</text:span><text:span text:style-name="T9"> </text:span><text:span text:style-name="T7">that these cards are the </text:span><text:span text:style-name="T9">highest ones</text:span><text:span text:style-name="T7"> remaining in play in that suit. Other players must play the same amount of cards as were led, as far as possible they must play cards of the suit led. Having run out of cards of the suit led, a player may play any cards he chooses. A throw can only be defeated by playing an </text:span><text:span text:style-name="T9">equal amount of trump cards</text:span><text:span text:style-name="T7">. </text:span></text:p>
      <text:p text:style-name="P2"><text:span text:style-name="T11"> </text:span><draw:frame draw:style-name="fr1" draw:name="Image13" text:anchor-type="as-char" svg:width="0.1563in" svg:height="0.1354in" draw:z-index="0"><draw:image xlink:href="Pictures/100002000000000F0000000D781CCC10A9D61961.gif" xlink:type="simple" xlink:show="embed" xlink:actuate="onLoad" loext:mime-type="image/gif"/></draw:frame><text:span text:style-name="T12">K</text:span><text:span text:style-name="T11"> was previously played, </text:span><draw:frame draw:style-name="fr1" draw:name="Image14" text:anchor-type="as-char" svg:width="0.1563in" svg:height="0.1354in" draw:z-index="0"><draw:image xlink:href="Pictures/100002000000000F0000000DE8ED92C92518FA8B.gif" xlink:type="simple" xlink:show="embed" xlink:actuate="onLoad" loext:mime-type="image/gif"/></draw:frame><text:span text:style-name="T11"><text:s/>is trump :</text:span></text:p>
      <table:table table:name="Table2" table:style-name="Table2">
        <table:table-column table:style-name="Table2.A" table:number-columns-repeated="2"/>
        <table:table-column table:style-name="Table2.C"/>
        <table:table-column table:style-name="Table2.A"/>
        <table:table-row table:style-name="Table2.1">
          <table:table-cell table:style-name="Table2.A1" office:value-type="string">
            <text:p text:style-name="P14"><draw:frame draw:style-name="fr1" draw:name="Image15" text:anchor-type="as-char" svg:width="0.1563in" svg:height="0.1354in" draw:z-index="0"><draw:image xlink:href="Pictures/100002000000000F0000000D781CCC10A9D61961.gif" xlink:type="simple" xlink:show="embed" xlink:actuate="onLoad" loext:mime-type="image/gif"/></draw:frame><text:span text:style-name="T12">A, </text:span><draw:frame draw:style-name="fr1" draw:name="Image16" text:anchor-type="as-char" svg:width="0.1563in" svg:height="0.1354in" draw:z-index="0"><draw:image xlink:href="Pictures/100002000000000F0000000D781CCC10A9D61961.gif" xlink:type="simple" xlink:show="embed" xlink:actuate="onLoad" loext:mime-type="image/gif"/></draw:frame><text:span text:style-name="T12">Q, </text:span><draw:frame draw:style-name="fr1" draw:name="Image17" text:anchor-type="as-char" svg:width="0.1563in" svg:height="0.1354in" draw:z-index="0"><draw:image xlink:href="Pictures/100002000000000F0000000D781CCC10A9D61961.gif" xlink:type="simple" xlink:show="embed" xlink:actuate="onLoad" loext:mime-type="image/gif"/></draw:frame><text:span text:style-name="T12">J </text:span></text:p>
          </table:table-cell>
          <table:table-cell table:style-name="Table2.A1" office:value-type="string">
            <text:p text:style-name="P14"><draw:frame draw:style-name="fr1" draw:name="Image18" text:anchor-type="as-char" svg:width="0.1563in" svg:height="0.1354in" draw:z-index="0"><draw:image xlink:href="Pictures/100002000000000F0000000D781CCC10A9D61961.gif" xlink:type="simple" xlink:show="embed" xlink:actuate="onLoad" loext:mime-type="image/gif"/></draw:frame><text:span text:style-name="T12">10, </text:span><draw:frame draw:style-name="fr1" draw:name="Image19" text:anchor-type="as-char" svg:width="0.1563in" svg:height="0.1354in" draw:z-index="0"><draw:image xlink:href="Pictures/100002000000000F0000000D781CCC10A9D61961.gif" xlink:type="simple" xlink:show="embed" xlink:actuate="onLoad" loext:mime-type="image/gif"/></draw:frame><text:span text:style-name="T12">3, </text:span><draw:frame draw:style-name="fr1" draw:name="Image20" text:anchor-type="as-char" svg:width="0.1563in" svg:height="0.1354in" draw:z-index="0"><draw:image xlink:href="Pictures/100002000000000F0000000D781CCC10A9D61961.gif" xlink:type="simple" xlink:show="embed" xlink:actuate="onLoad" loext:mime-type="image/gif"/></draw:frame><text:span text:style-name="T12">2</text:span></text:p>
          </table:table-cell>
          <table:table-cell table:style-name="Table2.A1" office:value-type="string">
            <text:p text:style-name="P14"><draw:frame draw:style-name="fr1" draw:name="Image21" text:anchor-type="as-char" svg:width="0.1563in" svg:height="0.1354in" draw:z-index="0"><draw:image xlink:href="Pictures/100002000000000F0000000D781CCC10A9D61961.gif" xlink:type="simple" xlink:show="embed" xlink:actuate="onLoad" loext:mime-type="image/gif"/></draw:frame><text:span text:style-name="T12">7, </text:span><draw:frame draw:style-name="fr1" draw:name="Image22" text:anchor-type="as-char" svg:width="0.1563in" svg:height="0.1354in" draw:z-index="0"><draw:image xlink:href="Pictures/100002000000000F0000000D781CCC10A9D61961.gif" xlink:type="simple" xlink:show="embed" xlink:actuate="onLoad" loext:mime-type="image/gif"/></draw:frame><text:span text:style-name="T12">5, </text:span><draw:frame draw:style-name="fr1" draw:name="Image23" text:anchor-type="as-char" svg:width="0.1563in" svg:height="0.1354in" draw:z-index="0"><draw:image xlink:href="Pictures/100002000000000F0000000DE8ED92C92518FA8B.gif" xlink:type="simple" xlink:show="embed" xlink:actuate="onLoad" loext:mime-type="image/gif"/></draw:frame><text:span text:style-name="T12">K </text:span></text:p>
          </table:table-cell>
          <table:table-cell table:style-name="Table2.D1" office:value-type="string">
            <text:p text:style-name="P14"><text:span text:style-name="T11"><text:s/></text:span><draw:frame draw:style-name="fr1" draw:name="Image24" text:anchor-type="as-char" svg:width="0.1563in" svg:height="0.1354in" draw:z-index="0"><draw:image xlink:href="Pictures/100002000000000F0000000DE8ED92C92518FA8B.gif" xlink:type="simple" xlink:show="embed" xlink:actuate="onLoad" loext:mime-type="image/gif"/></draw:frame><text:span text:style-name="T12">10,</text:span><draw:frame draw:style-name="fr1" draw:name="Image25" text:anchor-type="as-char" svg:width="0.1563in" svg:height="0.1354in" draw:z-index="0"><draw:image xlink:href="Pictures/100002000000000F0000000DE8ED92C92518FA8B.gif" xlink:type="simple" xlink:show="embed" xlink:actuate="onLoad" loext:mime-type="image/gif"/></draw:frame><text:span text:style-name="T12">3,</text:span><draw:frame draw:style-name="fr1" draw:name="Image26" text:anchor-type="as-char" svg:width="0.1563in" svg:height="0.1354in" draw:z-index="0"><draw:image xlink:href="Pictures/100002000000000F0000000DE8ED92C92518FA8B.gif" xlink:type="simple" xlink:show="embed" xlink:actuate="onLoad" loext:mime-type="image/gif"/></draw:frame><text:span text:style-name="T12">2 </text:span></text:p>
          </table:table-cell>
        </table:table-row>
        <table:table-row table:style-name="Table2.1">
          <table:table-cell table:style-name="Table2.A1" office:value-type="string">
            <text:p text:style-name="P14"><text:span text:style-name="T14">North  leads cards that are all the highest </text:span><text:span text:style-name="T33">remaining</text:span><text:span text:style-name="T14"> ones of clubs</text:span></text:p>
          </table:table-cell>
          <table:table-cell table:style-name="Table2.A1" office:value-type="string">
            <text:p text:style-name="P14"><text:span text:style-name="T14">West  only has three clubs,and is forced to play a 10</text:span></text:p>
          </table:table-cell>
          <table:table-cell table:style-name="Table2.A1" office:value-type="string">
            <text:p text:style-name="P14"><text:span text:style-name="T14">South  plays their last two clubs and feeds K points to partner</text:span></text:p>
          </table:table-cell>
          <table:table-cell table:style-name="Table2.D1" office:value-type="string">
            <text:p text:style-name="P14"><text:span text:style-name="T14">East  is void in clubs and trumps every cards to win the trick</text:span></text:p>
          </table:table-cell>
        </table:table-row>
      </table:table>
      <text:p text:style-name="P3"/>
      <text:p text:style-name="P10"><text:span text:style-name="T11">(* Throws opportunities arise from sequences of high cards or can be determined through card counting and observation of players' void suits.Once a throw has been played, each player should in counter-clockwise order confirm that all cards led  cannot be defeated within the same suit. If the throw is determined to be invalid, the offending team loses the round. The other team moves up one level and becomes defenders)</text:span></text:p>
      <text:p text:style-name="P4"/>
      <text:p text:style-name="P12"/>
      <text:p text:style-name="P12"/>
      <text:p text:style-name="P18"><text:span text:style-name="T3"><text:s/>80 points (八十分)</text:span><text:span text:style-name="T6"> </text:span></text:p>
      <text:p text:style-name="P31"><text:span text:style-name="T15">Goal of the Game</text:span></text:p>
      <text:p text:style-name="P2"><text:span text:style-name="T7">The game expand principles from </text:span><text:span text:style-name="T9">40 points (四十分)</text:span><text:span text:style-name="T7"> by adding a second deck and allows play of </text:span><text:span text:style-name="T9">pair of identical cards</text:span><text:span text:style-name="T7">.</text:span></text:p>
      <text:p text:style-name="P10"><text:span text:style-name="T7">Players draw hands of 25 cards, with 8 cards remaining.</text:span></text:p>
      <text:p text:style-name="P10"><text:span text:style-name="T7">Captured points requirements are adjusted :</text:span></text:p>
      <table:table table:name="Table3" table:style-name="Table3">
        <table:table-column table:style-name="Table3.A"/>
        <table:table-column table:style-name="Table3.B"/>
        <table:table-row table:style-name="Table3.1">
          <table:table-cell table:style-name="Table3.A1" office:value-type="string">
            <text:p text:style-name="P20"><text:span text:style-name="T9">Total of points captured by the challengers team:</text:span></text:p>
          </table:table-cell>
          <table:table-cell table:style-name="Table3.A1" office:value-type="string">
            <text:p text:style-name="P20"><text:span text:style-name="T9">Round Result:</text:span></text:p>
          </table:table-cell>
        </table:table-row>
        <table:table-row table:style-name="Table3.1">
          <table:table-cell table:style-name="Table3.A1" office:value-type="string">
            <text:p text:style-name="P20"><text:span text:style-name="T7">0 points</text:span></text:p>
          </table:table-cell>
          <table:table-cell table:style-name="Table3.A1" office:value-type="string">
            <text:p text:style-name="P20"><text:span text:style-name="T7">The defenders successfully defend and move up three levels</text:span></text:p>
          </table:table-cell>
        </table:table-row>
        <table:table-row table:style-name="Table3.1">
          <table:table-cell table:style-name="Table3.A1" office:value-type="string">
            <text:p text:style-name="P20"><text:span text:style-name="T7">5 to 35 points</text:span></text:p>
          </table:table-cell>
          <table:table-cell table:style-name="Table3.A1" office:value-type="string">
            <text:p text:style-name="P20"><text:span text:style-name="T7">The defenders successfully defend and move up two levels</text:span></text:p>
          </table:table-cell>
        </table:table-row>
        <table:table-row table:style-name="Table3.1">
          <table:table-cell table:style-name="Table3.A1" office:value-type="string">
            <text:p text:style-name="P20"><text:span text:style-name="T7">40 to 75 points</text:span></text:p>
          </table:table-cell>
          <table:table-cell table:style-name="Table3.A1" office:value-type="string">
            <text:p text:style-name="P20"><text:span text:style-name="T7">The defenders successfully defend and move up one level</text:span></text:p>
          </table:table-cell>
        </table:table-row>
        <table:table-row table:style-name="Table3.1">
          <table:table-cell table:style-name="Table3.A1" office:value-type="string">
            <text:p text:style-name="P20"><text:span text:style-name="T7">80 to 115 points</text:span></text:p>
          </table:table-cell>
          <table:table-cell table:style-name="Table3.A1" office:value-type="string">
            <text:p text:style-name="P20"><text:span text:style-name="T7">The challengers becomes the new defenders </text:span></text:p>
          </table:table-cell>
        </table:table-row>
        <table:table-row table:style-name="Table3.1">
          <table:table-cell table:style-name="Table3.A1" office:value-type="string">
            <text:p text:style-name="P20"><text:span text:style-name="T7">120 to 155 points</text:span></text:p>
          </table:table-cell>
          <table:table-cell table:style-name="Table3.A1" office:value-type="string">
            <text:p text:style-name="P20"><text:span text:style-name="T7">The challengers becomes the new defenders and move up one level</text:span></text:p>
          </table:table-cell>
        </table:table-row>
        <table:table-row table:style-name="Table3.1">
          <table:table-cell table:style-name="Table3.A1" office:value-type="string">
            <text:p text:style-name="P20"><text:span text:style-name="T7">160 to 195 points</text:span></text:p>
          </table:table-cell>
          <table:table-cell table:style-name="Table3.A1" office:value-type="string">
            <text:p text:style-name="P20"><text:span text:style-name="T7">The challengers becomes the new defenders and move up two levels</text:span></text:p>
          </table:table-cell>
        </table:table-row>
        <table:table-row table:style-name="Table3.1">
          <table:table-cell table:style-name="Table3.A1" office:value-type="string">
            <text:p text:style-name="P20"><text:span text:style-name="T7">200 points or more</text:span></text:p>
          </table:table-cell>
          <table:table-cell table:style-name="Table3.A1" office:value-type="string">
            <text:p text:style-name="P20"><text:span text:style-name="T7">The challengers becomes the new defenders and move up three levels </text:span><text:span text:style-name="T11">(above 235 points, move up one extra level per increment of 40 points)</text:span></text:p>
          </table:table-cell>
        </table:table-row>
      </table:table>
      <text:p text:style-name="P5"/>
      <text:p text:style-name="P10"><text:span text:style-name="T7">Points from the talon captured by challengers are </text:span><text:span text:style-name="T9">multiplied by twice the number of cards led to the last trick</text:span><text:span text:style-name="T7"> </text:span><text:span text:style-name="T11">(see § Trick Play).</text:span></text:p>
      <text:p text:style-name="P30"><text:span text:style-name="T15">Trump Suit</text:span></text:p>
      <text:p text:style-name="P25"><text:span text:style-name="T7">At any time during the draw, a player may expose a trump rank card to nominate a trump suit. That suit can be </text:span><text:span text:style-name="T9">overridden by another player</text:span><text:span text:style-name="T7"> </text:span><text:span text:style-name="T9">exposing</text:span><text:span text:style-name="T7"> </text:span><text:span text:style-name="T9">a</text:span><text:span text:style-name="T7"> </text:span><text:span text:style-name="T9">pair of trump rank cards of the same suit </text:span><text:span text:style-name="T7">(a pair can also be exposed directly).</text:span></text:p>
      <text:p text:style-name="P23"><text:span text:style-name="T7">If a single card was exposed, its owner can </text:span><text:span text:style-name="T32">strengthen</text:span><text:span text:style-name="T7"> it by exposing the second identical card later on (providing no pair was exposed in the meantime).</text:span></text:p>
      <text:p text:style-name="P24"><text:span text:style-name="T7">A single or pair of trump rank cards</text:span><text:span text:style-name="T9"> </text:span><text:span text:style-name="T7">can be overridden by a</text:span><text:span text:style-name="T9"> pair of jokers of the same color (black or red) </text:span><text:span text:style-name="T7">which immediately sets a</text:span><text:span text:style-name="T30"> </text:span><text:span text:style-name="T31">short-trump suit,</text:span><text:span text:style-name="T27"> from high to low : red joker, black joker, all trump rank cards. E</text:span><text:span text:style-name="T17">xample with six as trump rank</text:span><text:span text:style-name="T27">: </text:span><text:span text:style-name="T18">red joker, black joker,[</text:span><draw:frame draw:style-name="fr1" draw:name="Image27" text:anchor-type="as-char" svg:width="0.1563in" svg:height="0.1354in" draw:z-index="0"><draw:image xlink:href="Pictures/100002000000000F0000000D781CCC10A9D61961.gif" xlink:type="simple" xlink:show="embed" xlink:actuate="onLoad" loext:mime-type="image/gif"/></draw:frame><text:span text:style-name="T18">6/</text:span><draw:frame draw:style-name="fr1" draw:name="Image28" text:anchor-type="as-char" svg:width="0.1563in" svg:height="0.1354in" draw:z-index="0"><draw:image xlink:href="Pictures/100002000000000F0000000DE839985E784CBE52.gif" xlink:type="simple" xlink:show="embed" xlink:actuate="onLoad" loext:mime-type="image/gif"/></draw:frame><text:span text:style-name="T18">6/</text:span><draw:frame draw:style-name="fr1" draw:name="Image29" text:anchor-type="as-char" svg:width="0.1563in" svg:height="0.1354in" draw:z-index="0"><draw:image xlink:href="Pictures/100002000000000F0000000DB270C69068C52F78.gif" xlink:type="simple" xlink:show="embed" xlink:actuate="onLoad" loext:mime-type="image/gif"/></draw:frame><text:span text:style-name="T18">6/</text:span><draw:frame draw:style-name="fr1" draw:name="Image30" text:anchor-type="as-char" svg:width="0.1563in" svg:height="0.1354in" draw:z-index="0"><draw:image xlink:href="Pictures/100002000000000F0000000DE8ED92C92518FA8B.gif" xlink:type="simple" xlink:show="embed" xlink:actuate="onLoad" loext:mime-type="image/gif"/></draw:frame><text:span text:style-name="T18">6</text:span><text:span text:style-name="T17"> - </text:span><text:span text:style-name="T19">all equal</text:span><text:span text:style-name="T18">]</text:span></text:p>
      <text:p text:style-name="P2"><text:span text:style-name="T26">Trump suit nomination</text:span><text:span text:style-name="T11"> phase with J as trump rank :</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draw:frame draw:style-name="fr1" draw:name="Image31" text:anchor-type="as-char" svg:width="0.1563in" svg:height="0.1354in" draw:z-index="0"><draw:image xlink:href="Pictures/100002000000000F0000000D781CCC10A9D61961.gif" xlink:type="simple" xlink:show="embed" xlink:actuate="onLoad" loext:mime-type="image/gif"/></draw:frame><text:span text:style-name="T12">J</text:span></text:p>
          </table:table-cell>
          <table:table-cell table:style-name="Table4.A1" office:value-type="string">
            <text:p text:style-name="P14"><draw:frame draw:style-name="fr1" draw:name="Image32" text:anchor-type="as-char" svg:width="0.1563in" svg:height="0.1354in" draw:z-index="0"><draw:image xlink:href="Pictures/100002000000000F0000000DE8ED92C92518FA8B.gif" xlink:type="simple" xlink:show="embed" xlink:actuate="onLoad" loext:mime-type="image/gif"/></draw:frame><text:span text:style-name="T12">J, </text:span><draw:frame draw:style-name="fr1" draw:name="Image33" text:anchor-type="as-char" svg:width="0.1563in" svg:height="0.1354in" draw:z-index="0"><draw:image xlink:href="Pictures/100002000000000F0000000DE8ED92C92518FA8B.gif" xlink:type="simple" xlink:show="embed" xlink:actuate="onLoad" loext:mime-type="image/gif"/></draw:frame><text:span text:style-name="T12">J</text:span></text:p>
          </table:table-cell>
          <table:table-cell table:style-name="Table4.C1" office:value-type="string">
            <text:p text:style-name="P14"><text:span text:style-name="T12">Joker, Joker</text:span></text:p>
          </table:table-cell>
        </table:table-row>
        <table:table-row table:style-name="Table4.1">
          <table:table-cell table:style-name="Table4.A1" office:value-type="string">
            <text:p text:style-name="P14"><text:span text:style-name="T14">East exposes <text:s/>clubs </text:span></text:p>
          </table:table-cell>
          <table:table-cell table:style-name="Table4.A1" office:value-type="string">
            <text:p text:style-name="P14"><text:span text:style-name="T14">North decides to nominate hearts by exposing a pair <text:s/></text:span></text:p>
          </table:table-cell>
          <table:table-cell table:style-name="Table4.C1" office:value-type="string">
            <text:p text:style-name="P14"><text:span text:style-name="T14">As J of clubs was overriden, East is allowed to nominate another suit and exposes <text:s/>two black <text:s/>jokers</text:span></text:p>
          </table:table-cell>
        </table:table-row>
      </table:table>
      <text:p text:style-name="P16"/>
      <text:p text:style-name="P30"><text:span text:style-name="T15">Trick Play</text:span></text:p>
      <text:p text:style-name="P10"><text:span text:style-name="T7">Different</text:span><text:span text:style-name="T9"> combinations </text:span><text:span text:style-name="T7">can lead a trick : <text:s/></text:span></text:p>
      <text:p text:style-name="P10"><text:span text:style-name="T7">- single </text:span></text:p>
      <text:p text:style-name="P10"><text:span text:style-name="T7">- pair of identical value and suit (</text:span><draw:frame draw:style-name="fr1" draw:name="Image34" text:anchor-type="as-char" svg:width="0.1563in" svg:height="0.1354in" draw:z-index="0"><draw:image xlink:href="Pictures/100002000000000F0000000D781CCC10A9D61961.gif" xlink:type="simple" xlink:show="embed" xlink:actuate="onLoad" loext:mime-type="image/gif"/></draw:frame><text:span text:style-name="T7">3</text:span><draw:frame draw:style-name="fr1" draw:name="Image35" text:anchor-type="as-char" svg:width="0.1563in" svg:height="0.1354in" draw:z-index="0"><draw:image xlink:href="Pictures/100002000000000F0000000D781CCC10A9D61961.gif" xlink:type="simple" xlink:show="embed" xlink:actuate="onLoad" loext:mime-type="image/gif"/></draw:frame><text:span text:style-name="T7">3) </text:span><text:span text:style-name="T11">(pair of trump rank must be of the same symbol)</text:span></text:p>
      <text:p text:style-name="P10"><text:span text:style-name="T7">- at least two consecutive pairs of identical value and suit (</text:span><draw:frame draw:style-name="fr1" draw:name="Image36" text:anchor-type="as-char" svg:width="0.1563in" svg:height="0.1354in" draw:z-index="0"><draw:image xlink:href="Pictures/100002000000000F0000000DE8ED92C92518FA8B.gif" xlink:type="simple" xlink:show="embed" xlink:actuate="onLoad" loext:mime-type="image/gif"/></draw:frame><text:span text:style-name="T7">Q</text:span><draw:frame draw:style-name="fr1" draw:name="Image37" text:anchor-type="as-char" svg:width="0.1563in" svg:height="0.1354in" draw:z-index="0"><draw:image xlink:href="Pictures/100002000000000F0000000DE8ED92C92518FA8B.gif" xlink:type="simple" xlink:show="embed" xlink:actuate="onLoad" loext:mime-type="image/gif"/></draw:frame><text:span text:style-name="T7">Q</text:span><draw:frame draw:style-name="fr1" draw:name="Image38" text:anchor-type="as-char" svg:width="0.1563in" svg:height="0.1354in" draw:z-index="0"><draw:image xlink:href="Pictures/100002000000000F0000000DE8ED92C92518FA8B.gif" xlink:type="simple" xlink:show="embed" xlink:actuate="onLoad" loext:mime-type="image/gif"/></draw:frame><text:span text:style-name="T7">J</text:span><draw:frame draw:style-name="fr1" draw:name="Image39" text:anchor-type="as-char" svg:width="0.1563in" svg:height="0.1354in" draw:z-index="0"><draw:image xlink:href="Pictures/100002000000000F0000000DE8ED92C92518FA8B.gif" xlink:type="simple" xlink:show="embed" xlink:actuate="onLoad" loext:mime-type="image/gif"/></draw:frame><text:span text:style-name="T7">J) </text:span><text:span text:style-name="T11">( Whether pairs are consecutive depends on the current trump rank, </text:span><draw:frame draw:style-name="fr1" draw:name="Image40" text:anchor-type="as-char" svg:width="0.1563in" svg:height="0.1354in" draw:z-index="0"><draw:image xlink:href="Pictures/100002000000000F0000000DE839985E784CBE52.gif" xlink:type="simple" xlink:show="embed" xlink:actuate="onLoad" loext:mime-type="image/gif"/></draw:frame><text:span text:style-name="T11">6</text:span><draw:frame draw:style-name="fr1" draw:name="Image41" text:anchor-type="as-char" svg:width="0.1563in" svg:height="0.1354in" draw:z-index="0"><draw:image xlink:href="Pictures/100002000000000F0000000DE839985E784CBE52.gif" xlink:type="simple" xlink:show="embed" xlink:actuate="onLoad" loext:mime-type="image/gif"/></draw:frame><text:span text:style-name="T11">6</text:span><draw:frame draw:style-name="fr1" draw:name="Image42" text:anchor-type="as-char" svg:width="0.1563in" svg:height="0.1354in" draw:z-index="0"><draw:image xlink:href="Pictures/100002000000000F0000000DE839985E784CBE52.gif" xlink:type="simple" xlink:show="embed" xlink:actuate="onLoad" loext:mime-type="image/gif"/></draw:frame><text:span text:style-name="T11">4</text:span><draw:frame draw:style-name="fr1" draw:name="Image43" text:anchor-type="as-char" svg:width="0.1563in" svg:height="0.1354in" draw:z-index="0"><draw:image xlink:href="Pictures/100002000000000F0000000DE839985E784CBE52.gif" xlink:type="simple" xlink:show="embed" xlink:actuate="onLoad" loext:mime-type="image/gif"/></draw:frame><text:span text:style-name="T11">4 are consecutive i</text:span><text:span text:style-name="T26">n a</text:span><text:span text:style-name="T11"> round with 5 as trump rank)</text:span></text:p>
      <text:p text:style-name="P10"><text:span text:style-name="T7">If other players can follow the led suit, they are </text:span><text:span text:style-name="T9">obligated to match the combination to the fullest extent possible</text:span><text:span text:style-name="T7">:</text:span></text:p>
      <text:p text:style-name="P10"><text:span text:style-name="T7">- if able to fully match within the led suit, they </text:span><text:span text:style-name="T9">must play those cards</text:span><text:span text:style-name="T7"> (the highest combination wins the trick)</text:span></text:p>
      <text:p text:style-name="P10"><text:span text:style-name="T7">- if not able to fully match, they </text:span><text:span text:style-name="T9">must match a looser variant </text:span><text:span text:style-name="T7">of the combination in the same suit : </text:span></text:p>
      <text:p text:style-name="P10"><text:span text:style-name="T7">For example, if a trick is led with two consecutive pairs (</text:span><draw:frame draw:style-name="fr1" draw:name="Image44" text:anchor-type="as-char" svg:width="0.1563in" svg:height="0.1354in" draw:z-index="0"><draw:image xlink:href="Pictures/100002000000000F0000000D781CCC10A9D61961.gif" xlink:type="simple" xlink:show="embed" xlink:actuate="onLoad" loext:mime-type="image/gif"/></draw:frame><text:span text:style-name="T7">8</text:span><draw:frame draw:style-name="fr1" draw:name="Image45" text:anchor-type="as-char" svg:width="0.1563in" svg:height="0.1354in" draw:z-index="0"><draw:image xlink:href="Pictures/100002000000000F0000000D781CCC10A9D61961.gif" xlink:type="simple" xlink:show="embed" xlink:actuate="onLoad" loext:mime-type="image/gif"/></draw:frame><text:span text:style-name="T7">8</text:span><draw:frame draw:style-name="fr1" draw:name="Image46" text:anchor-type="as-char" svg:width="0.1563in" svg:height="0.1354in" draw:z-index="0"><draw:image xlink:href="Pictures/100002000000000F0000000D781CCC10A9D61961.gif" xlink:type="simple" xlink:show="embed" xlink:actuate="onLoad" loext:mime-type="image/gif"/></draw:frame><text:span text:style-name="T7">7</text:span><draw:frame draw:style-name="fr1" draw:name="Image47" text:anchor-type="as-char" svg:width="0.1563in" svg:height="0.1354in" draw:z-index="0"><draw:image xlink:href="Pictures/100002000000000F0000000D781CCC10A9D61961.gif" xlink:type="simple" xlink:show="embed" xlink:actuate="onLoad" loext:mime-type="image/gif"/></draw:frame><text:span text:style-name="T7">7), the ordering of required following plays is: <text:s/>two consecutive pairs in the same suit (</text:span><draw:frame draw:style-name="fr1" draw:name="Image48" text:anchor-type="as-char" svg:width="0.1563in" svg:height="0.1354in" draw:z-index="0"><draw:image xlink:href="Pictures/100002000000000F0000000D781CCC10A9D61961.gif" xlink:type="simple" xlink:show="embed" xlink:actuate="onLoad" loext:mime-type="image/gif"/></draw:frame><text:span text:style-name="T7">4</text:span><draw:frame draw:style-name="fr1" draw:name="Image49" text:anchor-type="as-char" svg:width="0.1563in" svg:height="0.1354in" draw:z-index="0"><draw:image xlink:href="Pictures/100002000000000F0000000D781CCC10A9D61961.gif" xlink:type="simple" xlink:show="embed" xlink:actuate="onLoad" loext:mime-type="image/gif"/></draw:frame><text:span text:style-name="T7">4</text:span><draw:frame draw:style-name="fr1" draw:name="Image50" text:anchor-type="as-char" svg:width="0.1563in" svg:height="0.1354in" draw:z-index="0"><draw:image xlink:href="Pictures/100002000000000F0000000D781CCC10A9D61961.gif" xlink:type="simple" xlink:show="embed" xlink:actuate="onLoad" loext:mime-type="image/gif"/></draw:frame><text:span text:style-name="T7">3</text:span><draw:frame draw:style-name="fr1" draw:name="Image51" text:anchor-type="as-char" svg:width="0.1563in" svg:height="0.1354in" draw:z-index="0"><draw:image xlink:href="Pictures/100002000000000F0000000D781CCC10A9D61961.gif" xlink:type="simple" xlink:show="embed" xlink:actuate="onLoad" loext:mime-type="image/gif"/></draw:frame><text:span text:style-name="T7">3) &gt; Any two pairs in the same suit (</text:span><draw:frame draw:style-name="fr1" draw:name="Image52" text:anchor-type="as-char" svg:width="0.1563in" svg:height="0.1354in" draw:z-index="0"><draw:image xlink:href="Pictures/100002000000000F0000000D781CCC10A9D61961.gif" xlink:type="simple" xlink:show="embed" xlink:actuate="onLoad" loext:mime-type="image/gif"/></draw:frame><text:span text:style-name="T7">K</text:span><draw:frame draw:style-name="fr1" draw:name="Image53" text:anchor-type="as-char" svg:width="0.1563in" svg:height="0.1354in" draw:z-index="0"><draw:image xlink:href="Pictures/100002000000000F0000000D781CCC10A9D61961.gif" xlink:type="simple" xlink:show="embed" xlink:actuate="onLoad" loext:mime-type="image/gif"/></draw:frame><text:span text:style-name="T7">K</text:span><draw:frame draw:style-name="fr1" draw:name="Image54" text:anchor-type="as-char" svg:width="0.1563in" svg:height="0.1354in" draw:z-index="0"><draw:image xlink:href="Pictures/100002000000000F0000000D781CCC10A9D61961.gif" xlink:type="simple" xlink:show="embed" xlink:actuate="onLoad" loext:mime-type="image/gif"/></draw:frame><text:span text:style-name="T7">6</text:span><draw:frame draw:style-name="fr1" draw:name="Image55" text:anchor-type="as-char" svg:width="0.1563in" svg:height="0.1354in" draw:z-index="0"><draw:image xlink:href="Pictures/100002000000000F0000000D781CCC10A9D61961.gif" xlink:type="simple" xlink:show="embed" xlink:actuate="onLoad" loext:mime-type="image/gif"/></draw:frame><text:span text:style-name="T7">6) &gt; One pair in the same suit and two other cards in the same suit (</text:span><draw:frame draw:style-name="fr1" draw:name="Image56" text:anchor-type="as-char" svg:width="0.1563in" svg:height="0.1354in" draw:z-index="0"><draw:image xlink:href="Pictures/100002000000000F0000000D781CCC10A9D61961.gif" xlink:type="simple" xlink:show="embed" xlink:actuate="onLoad" loext:mime-type="image/gif"/></draw:frame><text:span text:style-name="T7">8</text:span><draw:frame draw:style-name="fr1" draw:name="Image57" text:anchor-type="as-char" svg:width="0.1563in" svg:height="0.1354in" draw:z-index="0"><draw:image xlink:href="Pictures/100002000000000F0000000D781CCC10A9D61961.gif" xlink:type="simple" xlink:show="embed" xlink:actuate="onLoad" loext:mime-type="image/gif"/></draw:frame><text:span text:style-name="T7">8</text:span><draw:frame draw:style-name="fr1" draw:name="Image58" text:anchor-type="as-char" svg:width="0.1563in" svg:height="0.1354in" draw:z-index="0"><draw:image xlink:href="Pictures/100002000000000F0000000D781CCC10A9D61961.gif" xlink:type="simple" xlink:show="embed" xlink:actuate="onLoad" loext:mime-type="image/gif"/></draw:frame><text:span text:style-name="T7">6</text:span><draw:frame draw:style-name="fr1" draw:name="Image59" text:anchor-type="as-char" svg:width="0.1563in" svg:height="0.1354in" draw:z-index="0"><draw:image xlink:href="Pictures/100002000000000F0000000D781CCC10A9D61961.gif" xlink:type="simple" xlink:show="embed" xlink:actuate="onLoad" loext:mime-type="image/gif"/></draw:frame><text:span text:style-name="T7">5) &gt; Any four cards in the same suit</text:span></text:p>
      <text:p text:style-name="P6"><text:span text:style-name="T13">Trick example :</text:span></text:p>
      <table:table table:name="Table5" table:style-name="Table5">
        <table:table-column table:style-name="Table5.A" table:number-columns-repeated="2"/>
        <table:table-column table:style-name="Table5.C"/>
        <table:table-column table:style-name="Table5.A"/>
        <table:table-row table:style-name="Table5.1">
          <table:table-cell table:style-name="Table5.A1" office:value-type="string">
            <text:p text:style-name="P14"><draw:frame draw:style-name="fr1" draw:name="Image60" text:anchor-type="as-char" svg:width="0.1563in" svg:height="0.1354in" draw:z-index="0"><draw:image xlink:href="Pictures/100002000000000F0000000D781CCC10A9D61961.gif" xlink:type="simple" xlink:show="embed" xlink:actuate="onLoad" loext:mime-type="image/gif"/></draw:frame><text:span text:style-name="T12">J, </text:span><draw:frame draw:style-name="fr1" draw:name="Image61" text:anchor-type="as-char" svg:width="0.1563in" svg:height="0.1354in" draw:z-index="0"><draw:image xlink:href="Pictures/100002000000000F0000000D781CCC10A9D61961.gif" xlink:type="simple" xlink:show="embed" xlink:actuate="onLoad" loext:mime-type="image/gif"/></draw:frame><text:span text:style-name="T12">J</text:span></text:p>
          </table:table-cell>
          <table:table-cell table:style-name="Table5.A1" office:value-type="string">
            <text:p text:style-name="P14"><draw:frame draw:style-name="fr1" draw:name="Image62" text:anchor-type="as-char" svg:width="0.1563in" svg:height="0.1354in" draw:z-index="0"><draw:image xlink:href="Pictures/100002000000000F0000000D781CCC10A9D61961.gif" xlink:type="simple" xlink:show="embed" xlink:actuate="onLoad" loext:mime-type="image/gif"/></draw:frame><text:span text:style-name="T12">10, </text:span><draw:frame draw:style-name="fr1" draw:name="Image63" text:anchor-type="as-char" svg:width="0.1563in" svg:height="0.1354in" draw:z-index="0"><draw:image xlink:href="Pictures/100002000000000F0000000D781CCC10A9D61961.gif" xlink:type="simple" xlink:show="embed" xlink:actuate="onLoad" loext:mime-type="image/gif"/></draw:frame><text:span text:style-name="T12">10</text:span></text:p>
          </table:table-cell>
          <table:table-cell table:style-name="Table5.A1" office:value-type="string">
            <text:p text:style-name="P14"><draw:frame draw:style-name="fr1" draw:name="Image64" text:anchor-type="as-char" svg:width="0.1563in" svg:height="0.1354in" draw:z-index="0"><draw:image xlink:href="Pictures/100002000000000F0000000D781CCC10A9D61961.gif" xlink:type="simple" xlink:show="embed" xlink:actuate="onLoad" loext:mime-type="image/gif"/></draw:frame><text:span text:style-name="T12">7,  </text:span><draw:frame draw:style-name="fr1" draw:name="Image65" text:anchor-type="as-char" svg:width="0.1563in" svg:height="0.1354in" draw:z-index="0"><draw:image xlink:href="Pictures/100002000000000F0000000D781CCC10A9D61961.gif" xlink:type="simple" xlink:show="embed" xlink:actuate="onLoad" loext:mime-type="image/gif"/></draw:frame><text:span text:style-name="T12">5</text:span></text:p>
          </table:table-cell>
          <table:table-cell table:style-name="Table5.D1" office:value-type="string">
            <text:p text:style-name="P14"><draw:frame draw:style-name="fr1" draw:name="Image66" text:anchor-type="as-char" svg:width="0.1563in" svg:height="0.1354in" draw:z-index="0"><draw:image xlink:href="Pictures/100002000000000F0000000D781CCC10A9D61961.gif" xlink:type="simple" xlink:show="embed" xlink:actuate="onLoad" loext:mime-type="image/gif"/></draw:frame><text:span text:style-name="T12">A, </text:span><draw:frame draw:style-name="fr1" draw:name="Image67" text:anchor-type="as-char" svg:width="0.1563in" svg:height="0.1354in" draw:z-index="0"><draw:image xlink:href="Pictures/100002000000000F0000000DE839985E784CBE52.gif" xlink:type="simple" xlink:show="embed" xlink:actuate="onLoad" loext:mime-type="image/gif"/></draw:frame><text:span text:style-name="T12">6</text:span></text:p>
          </table:table-cell>
        </table:table-row>
        <table:table-row table:style-name="Table5.1">
          <table:table-cell table:style-name="Table5.A1" office:value-type="string">
            <text:p text:style-name="P14"><text:span text:style-name="T14">East leads a pair (and ultimately wins the trick)</text:span></text:p>
          </table:table-cell>
          <table:table-cell table:style-name="Table5.A1" office:value-type="string">
            <text:p text:style-name="P14"><text:span text:style-name="T14">North is forced to play their only pair in clubs</text:span></text:p>
          </table:table-cell>
          <table:table-cell table:style-name="Table5.A1" office:value-type="string">
            <text:p text:style-name="P14"><text:span text:style-name="T14">West  <text:s/>has no pair in clubs </text:span></text:p>
          </table:table-cell>
          <table:table-cell table:style-name="Table5.D1" office:value-type="string">
            <text:p text:style-name="P14"><text:span text:style-name="T14">South plays their last clubs and another suit</text:span></text:p>
          </table:table-cell>
        </table:table-row>
      </table:table>
      <text:p text:style-name="P7"/>
      <text:p text:style-name="P8"><text:span text:style-name="T7">There’s no match requirement when following a trick in a different suit, but </text:span><text:span text:style-name="T9">in order to trump, a player must match the combination led </text:span><text:span text:style-name="T7">(a pair of trumps to </text:span><text:span text:style-name="T25">defeat</text:span><text:span text:style-name="T7"> a pair, two consecutive pairs of trumps to </text:span><text:span text:style-name="T25">defeat</text:span><text:span text:style-name="T7"> two consecutive pairs). </text:span><text:span text:style-name="T25">If the same card is played by several players, the first one played has precedence.</text:span></text:p>
      <text:p text:style-name="P10"><text:span text:style-name="T10"><text:s/></text:span><text:span text:style-name="T12"><text:s/></text:span><text:span text:style-name="T10">« Throws » : </text:span><text:span text:style-name="T9">different combinations of the same suit can be led simultaneously</text:span><text:span text:style-name="T10"> if the player is </text:span><text:span text:style-name="T9">certain </text:span><text:span text:style-name="T13">(*)</text:span><text:span text:style-name="T9"> </text:span><text:span text:style-name="T10">that these are the </text:span><text:span text:style-name="T9">highest ones</text:span><text:span text:style-name="T10"> remaining in play in that suit. </text:span><text:span text:style-name="T34">Throws can be obvious (</text:span><draw:frame draw:style-name="fr1" draw:name="Image68" text:anchor-type="as-char" svg:width="0.1563in" svg:height="0.1354in" draw:z-index="0"><draw:image xlink:href="Pictures/100002000000000F0000000D781CCC10A9D61961.gif" xlink:type="simple" xlink:show="embed" xlink:actuate="onLoad" loext:mime-type="image/gif"/></draw:frame><text:span text:style-name="T9">A</text:span><draw:frame draw:style-name="fr1" draw:name="Image69" text:anchor-type="as-char" svg:width="0.1563in" svg:height="0.1354in" draw:z-index="0"><draw:image xlink:href="Pictures/100002000000000F0000000D781CCC10A9D61961.gif" xlink:type="simple" xlink:show="embed" xlink:actuate="onLoad" loext:mime-type="image/gif"/></draw:frame><text:span text:style-name="T9">K</text:span><draw:frame draw:style-name="fr1" draw:name="Image70" text:anchor-type="as-char" svg:width="0.1563in" svg:height="0.1354in" draw:z-index="0"><draw:image xlink:href="Pictures/100002000000000F0000000D781CCC10A9D61961.gif" xlink:type="simple" xlink:show="embed" xlink:actuate="onLoad" loext:mime-type="image/gif"/></draw:frame><text:span text:style-name="T9">K </text:span><text:span text:style-name="T10">or</text:span><text:span text:style-name="T9"> </text:span><draw:frame draw:style-name="fr1" draw:name="Image71" text:anchor-type="as-char" svg:width="0.1563in" svg:height="0.1354in" draw:z-index="0"><draw:image xlink:href="Pictures/100002000000000F0000000D781CCC10A9D61961.gif" xlink:type="simple" xlink:show="embed" xlink:actuate="onLoad" loext:mime-type="image/gif"/></draw:frame><text:span text:style-name="T9">A</text:span><draw:frame draw:style-name="fr1" draw:name="Image72" text:anchor-type="as-char" svg:width="0.1563in" svg:height="0.1354in" draw:z-index="0"><draw:image xlink:href="Pictures/100002000000000F0000000D781CCC10A9D61961.gif" xlink:type="simple" xlink:show="embed" xlink:actuate="onLoad" loext:mime-type="image/gif"/></draw:frame><text:span text:style-name="T9">A</text:span><draw:frame draw:style-name="fr1" draw:name="Image73" text:anchor-type="as-char" svg:width="0.1563in" svg:height="0.1354in" draw:z-index="0"><draw:image xlink:href="Pictures/100002000000000F0000000D781CCC10A9D61961.gif" xlink:type="simple" xlink:show="embed" xlink:actuate="onLoad" loext:mime-type="image/gif"/></draw:frame><text:span text:style-name="T9">K</text:span><text:span text:style-name="T34">), or determined from previous plays (</text:span><draw:frame draw:style-name="fr1" draw:name="Image74" text:anchor-type="as-char" svg:width="0.1563in" svg:height="0.1354in" draw:z-index="0"><draw:image xlink:href="Pictures/100002000000000F0000000D781CCC10A9D61961.gif" xlink:type="simple" xlink:show="embed" xlink:actuate="onLoad" loext:mime-type="image/gif"/></draw:frame><text:span text:style-name="T9">A</text:span><draw:frame draw:style-name="fr1" draw:name="Image75" text:anchor-type="as-char" svg:width="0.1563in" svg:height="0.1354in" draw:z-index="0"><draw:image xlink:href="Pictures/100002000000000F0000000D781CCC10A9D61961.gif" xlink:type="simple" xlink:show="embed" xlink:actuate="onLoad" loext:mime-type="image/gif"/></draw:frame><text:span text:style-name="T9">5 </text:span><draw:frame draw:style-name="fr1" draw:name="Image76" text:anchor-type="as-char" svg:width="0.1563in" svg:height="0.1354in" draw:z-index="0"><draw:image xlink:href="Pictures/100002000000000F0000000D781CCC10A9D61961.gif" xlink:type="simple" xlink:show="embed" xlink:actuate="onLoad" loext:mime-type="image/gif"/></draw:frame><text:span text:style-name="T9">5 </text:span><draw:frame draw:style-name="fr1" draw:name="Image77" text:anchor-type="as-char" svg:width="0.1563in" svg:height="0.1354in" draw:z-index="0"><draw:image xlink:href="Pictures/100002000000000F0000000D781CCC10A9D61961.gif" xlink:type="simple" xlink:show="embed" xlink:actuate="onLoad" loext:mime-type="image/gif"/></draw:frame><text:span text:style-name="T9">2 </text:span><draw:frame draw:style-name="fr1" draw:name="Image78" text:anchor-type="as-char" svg:width="0.1563in" svg:height="0.1354in" draw:z-index="0"><draw:image xlink:href="Pictures/100002000000000F0000000D781CCC10A9D61961.gif" xlink:type="simple" xlink:show="embed" xlink:actuate="onLoad" loext:mime-type="image/gif"/></draw:frame><text:span text:style-name="T9">2 </text:span><text:span text:style-name="T34">if no players matched a pair of clubs in a previous trick).</text:span></text:p>
      <text:p text:style-name="P8"><text:span text:style-name="T10">In order to defeat a throw, </text:span><text:span text:style-name="T9">each of its combinations must be</text:span><text:span text:style-name="T10"> </text:span><text:span text:style-name="T9">individually trumped</text:span><text:span text:style-name="T10"> </text:span><text:span text:style-name="T9">by matching plays</text:span><text:span text:style-name="T10"> </text:span><text:span text:style-name="T13">(**)</text:span><text:span text:style-name="T10">. </text:span></text:p>
      <text:p text:style-name="P7"/>
      <text:p text:style-name="P7"/>
      <text:p text:style-name="P7"/>
      <text:p text:style-name="P7"/>
      <text:p text:style-name="P2"><text:span text:style-name="T11"><text:s/></text:span><draw:frame draw:style-name="fr1" draw:name="Image79" text:anchor-type="as-char" svg:width="0.1563in" svg:height="0.1354in" draw:z-index="0"><draw:image xlink:href="Pictures/100002000000000F0000000DE8ED92C92518FA8B.gif" xlink:type="simple" xlink:show="embed" xlink:actuate="onLoad" loext:mime-type="image/gif"/></draw:frame><text:span text:style-name="T11">K was previously played, </text:span><draw:frame draw:style-name="fr1" draw:name="Image80" text:anchor-type="as-char" svg:width="0.1563in" svg:height="0.1354in" draw:z-index="0"><draw:image xlink:href="Pictures/100002000000000F0000000D781CCC10A9D61961.gif" xlink:type="simple" xlink:show="embed" xlink:actuate="onLoad" loext:mime-type="image/gif"/></draw:frame><text:span text:style-name="T11"><text:s/>is trump :</text:span></text:p>
      <table:table table:name="Table6" table:style-name="Table6">
        <table:table-column table:style-name="Table6.A" table:number-columns-repeated="2"/>
        <table:table-column table:style-name="Table6.C"/>
        <table:table-column table:style-name="Table6.A"/>
        <table:table-row table:style-name="Table6.1">
          <table:table-cell table:style-name="Table6.A1" office:value-type="string">
            <text:p text:style-name="P14"><draw:frame draw:style-name="fr1" draw:name="Image81" text:anchor-type="as-char" svg:width="0.1563in" svg:height="0.1354in" draw:z-index="0"><draw:image xlink:href="Pictures/100002000000000F0000000DE8ED92C92518FA8B.gif" xlink:type="simple" xlink:show="embed" xlink:actuate="onLoad" loext:mime-type="image/gif"/></draw:frame><text:span text:style-name="T12">A</text:span><draw:frame draw:style-name="fr1" draw:name="Image82" text:anchor-type="as-char" svg:width="0.1563in" svg:height="0.1354in" draw:z-index="0"><draw:image xlink:href="Pictures/100002000000000F0000000DE8ED92C92518FA8B.gif" xlink:type="simple" xlink:show="embed" xlink:actuate="onLoad" loext:mime-type="image/gif"/></draw:frame><text:span text:style-name="T12">A</text:span><draw:frame draw:style-name="fr1" draw:name="Image83" text:anchor-type="as-char" svg:width="0.1563in" svg:height="0.1354in" draw:z-index="0"><draw:image xlink:href="Pictures/100002000000000F0000000DE8ED92C92518FA8B.gif" xlink:type="simple" xlink:show="embed" xlink:actuate="onLoad" loext:mime-type="image/gif"/></draw:frame><text:span text:style-name="T12">Q</text:span><draw:frame draw:style-name="fr1" draw:name="Image84" text:anchor-type="as-char" svg:width="0.1563in" svg:height="0.1354in" draw:z-index="0"><draw:image xlink:href="Pictures/100002000000000F0000000DE8ED92C92518FA8B.gif" xlink:type="simple" xlink:show="embed" xlink:actuate="onLoad" loext:mime-type="image/gif"/></draw:frame><text:span text:style-name="T12">Q</text:span></text:p>
          </table:table-cell>
          <table:table-cell table:style-name="Table6.A1" office:value-type="string">
            <text:p text:style-name="P14"><draw:frame draw:style-name="fr1" draw:name="Image85" text:anchor-type="as-char" svg:width="0.1563in" svg:height="0.1354in" draw:z-index="0"><draw:image xlink:href="Pictures/100002000000000F0000000DE8ED92C92518FA8B.gif" xlink:type="simple" xlink:show="embed" xlink:actuate="onLoad" loext:mime-type="image/gif"/></draw:frame><text:span text:style-name="T12">10 </text:span><draw:frame draw:style-name="fr1" draw:name="Image86" text:anchor-type="as-char" svg:width="0.1563in" svg:height="0.1354in" draw:z-index="0"><draw:image xlink:href="Pictures/100002000000000F0000000DE8ED92C92518FA8B.gif" xlink:type="simple" xlink:show="embed" xlink:actuate="onLoad" loext:mime-type="image/gif"/></draw:frame><text:span text:style-name="T12">10 </text:span><draw:frame draw:style-name="fr1" draw:name="Image87" text:anchor-type="as-char" svg:width="0.1563in" svg:height="0.1354in" draw:z-index="0"><draw:image xlink:href="Pictures/100002000000000F0000000DE8ED92C92518FA8B.gif" xlink:type="simple" xlink:show="embed" xlink:actuate="onLoad" loext:mime-type="image/gif"/></draw:frame><text:span text:style-name="T12">3 </text:span><draw:frame draw:style-name="fr1" draw:name="Image88" text:anchor-type="as-char" svg:width="0.1563in" svg:height="0.1354in" draw:z-index="0"><draw:image xlink:href="Pictures/100002000000000F0000000DE8ED92C92518FA8B.gif" xlink:type="simple" xlink:show="embed" xlink:actuate="onLoad" loext:mime-type="image/gif"/></draw:frame><text:span text:style-name="T12">3</text:span></text:p>
          </table:table-cell>
          <table:table-cell table:style-name="Table6.A1" office:value-type="string">
            <text:p text:style-name="P14"><draw:frame draw:style-name="fr1" draw:name="Image89" text:anchor-type="as-char" svg:width="0.1563in" svg:height="0.1354in" draw:z-index="0"><draw:image xlink:href="Pictures/100002000000000F0000000DE8ED92C92518FA8B.gif" xlink:type="simple" xlink:show="embed" xlink:actuate="onLoad" loext:mime-type="image/gif"/></draw:frame><text:span text:style-name="T12">7 </text:span><draw:frame draw:style-name="fr1" draw:name="Image90" text:anchor-type="as-char" svg:width="0.1563in" svg:height="0.1354in" draw:z-index="0"><draw:image xlink:href="Pictures/100002000000000F0000000DE8ED92C92518FA8B.gif" xlink:type="simple" xlink:show="embed" xlink:actuate="onLoad" loext:mime-type="image/gif"/></draw:frame><text:span text:style-name="T12">7 </text:span><draw:frame draw:style-name="fr1" draw:name="Image91" text:anchor-type="as-char" svg:width="0.1563in" svg:height="0.1354in" draw:z-index="0"><draw:image xlink:href="Pictures/100002000000000F0000000DE8ED92C92518FA8B.gif" xlink:type="simple" xlink:show="embed" xlink:actuate="onLoad" loext:mime-type="image/gif"/></draw:frame><text:span text:style-name="T12">6 </text:span><draw:frame draw:style-name="fr1" draw:name="Image92" text:anchor-type="as-char" svg:width="0.1563in" svg:height="0.1354in" draw:z-index="0"><draw:image xlink:href="Pictures/100002000000000F0000000DE8ED92C92518FA8B.gif" xlink:type="simple" xlink:show="embed" xlink:actuate="onLoad" loext:mime-type="image/gif"/></draw:frame><text:span text:style-name="T12">6</text:span></text:p>
          </table:table-cell>
          <table:table-cell table:style-name="Table6.D1" office:value-type="string">
            <text:p text:style-name="P14"><draw:frame draw:style-name="fr1" draw:name="Image93" text:anchor-type="as-char" svg:width="0.1563in" svg:height="0.1354in" draw:z-index="0"><draw:image xlink:href="Pictures/100002000000000F0000000D781CCC10A9D61961.gif" xlink:type="simple" xlink:show="embed" xlink:actuate="onLoad" loext:mime-type="image/gif"/></draw:frame><text:span text:style-name="T12">5 </text:span><draw:frame draw:style-name="fr1" draw:name="Image94" text:anchor-type="as-char" svg:width="0.1563in" svg:height="0.1354in" draw:z-index="0"><draw:image xlink:href="Pictures/100002000000000F0000000D781CCC10A9D61961.gif" xlink:type="simple" xlink:show="embed" xlink:actuate="onLoad" loext:mime-type="image/gif"/></draw:frame><text:span text:style-name="T12">5 </text:span><draw:frame draw:style-name="fr1" draw:name="Image95" text:anchor-type="as-char" svg:width="0.1563in" svg:height="0.1354in" draw:z-index="0"><draw:image xlink:href="Pictures/100002000000000F0000000D781CCC10A9D61961.gif" xlink:type="simple" xlink:show="embed" xlink:actuate="onLoad" loext:mime-type="image/gif"/></draw:frame><text:span text:style-name="T12">2 </text:span><draw:frame draw:style-name="fr1" draw:name="Image96" text:anchor-type="as-char" svg:width="0.1563in" svg:height="0.1354in" draw:z-index="0"><draw:image xlink:href="Pictures/100002000000000F0000000D781CCC10A9D61961.gif" xlink:type="simple" xlink:show="embed" xlink:actuate="onLoad" loext:mime-type="image/gif"/></draw:frame><text:span text:style-name="T12">2 <text:s text:c="3"/></text:span></text:p>
          </table:table-cell>
        </table:table-row>
        <table:table-row table:style-name="Table6.1">
          <table:table-cell table:style-name="Table6.A1" office:value-type="string">
            <text:p text:style-name="P14"><text:span text:style-name="T14">East leads two pairs </text:span></text:p>
          </table:table-cell>
          <table:table-cell table:style-name="Table6.A1" office:value-type="string">
            <text:p text:style-name="P14"><text:span text:style-name="T14">North has only two pairs of hearts, and is forced to <text:s/>play two 10</text:span></text:p>
          </table:table-cell>
          <table:table-cell table:style-name="Table6.A1" office:value-type="string">
            <text:p text:style-name="P14"><text:span text:style-name="T14">West  has only two pairs of hearts, and discards a potential strong <text:s/>play</text:span></text:p>
          </table:table-cell>
          <table:table-cell table:style-name="Table6.D1" office:value-type="string">
            <text:p text:style-name="P14"><text:span text:style-name="T14">South has no hearts and trumps with two pairs</text:span></text:p>
          </table:table-cell>
        </table:table-row>
      </table:table>
      <text:p text:style-name="P17"/>
      <text:p text:style-name="P10"><text:span text:style-name="T11">(*A throw is collectively determined to be invalid if one of its combination can </text:span><text:span text:style-name="T12">possibly</text:span><text:span text:style-name="T11"> be defeated. For example, </text:span><draw:frame draw:style-name="fr1" draw:name="Image97" text:anchor-type="as-char" svg:width="0.1563in" svg:height="0.1354in" draw:z-index="0"><draw:image xlink:href="Pictures/100002000000000F0000000D781CCC10A9D61961.gif" xlink:type="simple" xlink:show="embed" xlink:actuate="onLoad" loext:mime-type="image/gif"/></draw:frame><text:span text:style-name="T12">A </text:span><draw:frame draw:style-name="fr1" draw:name="Image98" text:anchor-type="as-char" svg:width="0.1563in" svg:height="0.1354in" draw:z-index="0"><draw:image xlink:href="Pictures/100002000000000F0000000D781CCC10A9D61961.gif" xlink:type="simple" xlink:show="embed" xlink:actuate="onLoad" loext:mime-type="image/gif"/></draw:frame><text:span text:style-name="T12">A</text:span><draw:frame draw:style-name="fr1" draw:name="Image99" text:anchor-type="as-char" svg:width="0.1563in" svg:height="0.1354in" draw:z-index="0"><draw:image xlink:href="Pictures/100002000000000F0000000D781CCC10A9D61961.gif" xlink:type="simple" xlink:show="embed" xlink:actuate="onLoad" loext:mime-type="image/gif"/></draw:frame><text:span text:style-name="T12">Q </text:span><draw:frame draw:style-name="fr1" draw:name="Image100" text:anchor-type="as-char" svg:width="0.1563in" svg:height="0.1354in" draw:z-index="0"><draw:image xlink:href="Pictures/100002000000000F0000000D781CCC10A9D61961.gif" xlink:type="simple" xlink:show="embed" xlink:actuate="onLoad" loext:mime-type="image/gif"/></draw:frame><text:span text:style-name="T12">Q </text:span><text:span text:style-name="T11">is not valid if two </text:span><draw:frame draw:style-name="fr1" draw:name="Image101" text:anchor-type="as-char" svg:width="0.1563in" svg:height="0.1354in" draw:z-index="0"><draw:image xlink:href="Pictures/100002000000000F0000000D781CCC10A9D61961.gif" xlink:type="simple" xlink:show="embed" xlink:actuate="onLoad" loext:mime-type="image/gif"/></draw:frame><text:span text:style-name="T12">K </text:span><text:span text:style-name="T11">are</text:span><text:span text:style-name="T12"> </text:span><text:span text:style-name="T11">still in play in other players hands. If a throw is invalid, only the combination that can possibly be defeated is led, other unbeatable cards are taken back in hand. As a penalty, for each card that has to be withdrawn, 10 card points are transferred from the team that led incorrectly to the other team. If an error is not discovered until later, the offending team automatically lose the round).</text:span></text:p>
      <text:p text:style-name="P10"><text:span text:style-name="T11">(** If several players trumped a throw, the tie-breaker is the highest play of the largest combination. Trick order precedence applies if still tied)</text:span></text:p>
      <text:p text:style-name="P13"/>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3335in" fo:margin-bottom="0.083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loext: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loext: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3.3465in" style:type="center"/>
          <style:tab-stop style:position="6.6929in"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71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882in" fo:margin-left="0in" fo:margin-right="0in" fo:margin-bottom="0.3484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105" meta:object-count="0" meta:page-count="3" meta:paragraph-count="113" meta:word-count="1699" meta:character-count="9050" meta:non-whitespace-character-count="7420"/>
    <meta:generator>LibreOfficeDev/6.0.5.2$Linux_X86_64 LibreOffice_project/</meta:generator>
  </office:meta>
</office:document-meta>
</file>